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682b4" draw:opacity="60%"/>
    </style:style>
    <style:style style:name="gr2" style:family="graphic" style:parent-style-name="standard">
      <style:graphic-properties draw:stroke="none" draw:fill="solid" draw:fill-color="#8b0000"/>
    </style:style>
    <style:style style:name="gr3" style:family="graphic" style:parent-style-name="standard">
      <style:graphic-properties draw:stroke="solid" svg:stroke-width="0.052cm" svg:stroke-color="#8b0000" draw:stroke-linejoin="round" svg:stroke-linecap="butt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/>
    </style:style>
    <style:style style:name="gr8" style:family="graphic" style:parent-style-name="standard">
      <style:graphic-properties draw:stroke="solid" svg:stroke-width="0.052cm" svg:stroke-color="#000000" svg:stroke-opacity="10%" draw:stroke-linejoin="round" svg:stroke-linecap="square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81cm" fo:min-width="0.88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4682b4" draw:opacity="60%"/>
    </style:style>
    <style:style style:name="P2" style:family="paragraph">
      <loext:graphic-properties draw:fill="solid" draw:fill-color="#8b000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8pt" style:font-size-asian="18pt" style:font-size-complex="18pt"/>
    </style:style>
    <style:style style:name="P7" style:family="paragraph">
      <loext:graphic-properties draw:fill="none"/>
      <style:text-properties fo:font-size="25pt" style:font-size-asian="25pt" style:font-size-complex="25pt"/>
    </style:style>
    <style:style style:name="P8" style:family="paragraph">
      <loext:graphic-properties draw:fill="none"/>
      <style:text-properties fo:font-size="30pt" style:font-size-asian="30pt" style:font-size-complex="30pt"/>
    </style:style>
    <style:style style:name="T1" style:family="text">
      <style:text-properties fo:color="#000000" style:font-name="TimesNewRoman1" fo:font-size="18pt" style:font-size-asian="18pt" style:font-name-complex="TimesNewRoman1" style:font-size-complex="18pt"/>
    </style:style>
    <style:style style:name="T2" style:family="text">
      <style:text-properties fo:color="#000000" style:font-name="TimesNewRoman1" fo:font-size="25pt" style:font-size-asian="25pt" style:font-name-complex="TimesNewRoman1" style:font-size-complex="25pt"/>
    </style:style>
    <style:style style:name="T3" style:family="text">
      <style:text-properties fo:color="#000000" style:font-name="TimesNewRoman1" fo:font-size="30pt" style:font-size-asian="30pt" style:font-name-complex="TimesNewRoman1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.116cm" svg:height="10.743cm" svg:x="2.408cm" svg:y="2.273cm" svg:viewBox="0 0 1117 10744" draw:points="0,10744 1117,10744 1117,0 0,0">
          <text:p/>
        </draw:polygon>
        <draw:polygon draw:style-name="gr1" draw:text-style-name="P1" draw:layer="layout" svg:width="1.116cm" svg:height="9.728cm" svg:x="3.803cm" svg:y="3.288cm" svg:viewBox="0 0 1117 9729" draw:points="0,9729 1117,9729 1117,0 0,0">
          <text:p/>
        </draw:polygon>
        <draw:polygon draw:style-name="gr1" draw:text-style-name="P1" draw:layer="layout" svg:width="1.116cm" svg:height="9.347cm" svg:x="5.198cm" svg:y="3.669cm" svg:viewBox="0 0 1117 9348" draw:points="0,9348 1117,9348 1117,0 0,0">
          <text:p/>
        </draw:polygon>
        <draw:polygon draw:style-name="gr1" draw:text-style-name="P1" draw:layer="layout" svg:width="1.116cm" svg:height="8.853cm" svg:x="6.593cm" svg:y="4.163cm" svg:viewBox="0 0 1117 8854" draw:points="0,8854 1117,8854 1117,0 0,0">
          <text:p/>
        </draw:polygon>
        <draw:polygon draw:style-name="gr1" draw:text-style-name="P1" draw:layer="layout" svg:width="1.116cm" svg:height="8.271cm" svg:x="7.988cm" svg:y="4.745cm" svg:viewBox="0 0 1117 8272" draw:points="0,8272 1117,8272 1117,0 0,0">
          <text:p/>
        </draw:polygon>
        <draw:polygon draw:style-name="gr1" draw:text-style-name="P1" draw:layer="layout" svg:width="1.116cm" svg:height="7.953cm" svg:x="9.383cm" svg:y="5.063cm" svg:viewBox="0 0 1117 7954" draw:points="0,7954 1117,7954 1117,0 0,0">
          <text:p/>
        </draw:polygon>
        <draw:polygon draw:style-name="gr1" draw:text-style-name="P1" draw:layer="layout" svg:width="1.116cm" svg:height="7.78cm" svg:x="10.778cm" svg:y="5.236cm" svg:viewBox="0 0 1117 7781" draw:points="0,7781 1117,7781 1117,0 0,0">
          <text:p/>
        </draw:polygon>
        <draw:polygon draw:style-name="gr1" draw:text-style-name="P1" draw:layer="layout" svg:width="1.116cm" svg:height="6.692cm" svg:x="12.173cm" svg:y="6.324cm" svg:viewBox="0 0 1117 6693" draw:points="0,6693 1117,6693 1117,0 0,0">
          <text:p/>
        </draw:polygon>
        <draw:polygon draw:style-name="gr1" draw:text-style-name="P1" draw:layer="layout" svg:width="1.116cm" svg:height="6.567cm" svg:x="13.568cm" svg:y="6.449cm" svg:viewBox="0 0 1117 6568" draw:points="0,6568 1117,6568 1117,0 0,0">
          <text:p/>
        </draw:polygon>
        <draw:polygon draw:style-name="gr1" draw:text-style-name="P1" draw:layer="layout" svg:width="1.116cm" svg:height="6.557cm" svg:x="14.963cm" svg:y="6.459cm" svg:viewBox="0 0 1117 6558" draw:points="0,6558 1117,6558 1117,0 0,0">
          <text:p/>
        </draw:polygon>
        <draw:polygon draw:style-name="gr1" draw:text-style-name="P1" draw:layer="layout" svg:width="1.116cm" svg:height="5.69cm" svg:x="16.358cm" svg:y="7.326cm" svg:viewBox="0 0 1117 5691" draw:points="0,5691 1117,5691 1117,0 0,0">
          <text:p/>
        </draw:polygon>
        <draw:polygon draw:style-name="gr1" draw:text-style-name="P1" draw:layer="layout" svg:width="1.116cm" svg:height="5.642cm" svg:x="17.753cm" svg:y="7.374cm" svg:viewBox="0 0 1117 5643" draw:points="0,5643 1117,5643 1117,0 0,0">
          <text:p/>
        </draw:polygon>
        <draw:polygon draw:style-name="gr1" draw:text-style-name="P1" draw:layer="layout" svg:width="1.116cm" svg:height="4.551cm" svg:x="19.148cm" svg:y="8.465cm" svg:viewBox="0 0 1117 4552" draw:points="0,4552 1117,4552 1117,0 0,0">
          <text:p/>
        </draw:polygon>
        <draw:polygon draw:style-name="gr1" draw:text-style-name="P1" draw:layer="layout" svg:width="1.116cm" svg:height="3.482cm" svg:x="20.543cm" svg:y="9.534cm" svg:viewBox="0 0 1117 3483" draw:points="0,3483 1117,3483 1117,0 0,0">
          <text:p/>
        </draw:polygon>
        <draw:polygon draw:style-name="gr1" draw:text-style-name="P1" draw:layer="layout" svg:width="1.116cm" svg:height="3.254cm" svg:x="21.938cm" svg:y="9.762cm" svg:viewBox="0 0 1117 3255" draw:points="0,3255 1117,3255 1117,0 0,0">
          <text:p/>
        </draw:polygon>
        <draw:polygon draw:style-name="gr1" draw:text-style-name="P1" draw:layer="layout" svg:width="1.116cm" svg:height="3.194cm" svg:x="23.333cm" svg:y="9.822cm" svg:viewBox="0 0 1117 3195" draw:points="0,3195 1117,3195 1117,0 0,0">
          <text:p/>
        </draw:polygon>
        <draw:polygon draw:style-name="gr1" draw:text-style-name="P1" draw:layer="layout" svg:width="1.116cm" svg:height="3.06cm" svg:x="24.728cm" svg:y="9.956cm" svg:viewBox="0 0 1117 3061" draw:points="0,3061 1117,3061 1117,0 0,0">
          <text:p/>
        </draw:polygon>
        <draw:polygon draw:style-name="gr1" draw:text-style-name="P1" draw:layer="layout" svg:width="1.116cm" svg:height="2.285cm" svg:x="26.123cm" svg:y="10.731cm" svg:viewBox="0 0 1117 2286" draw:points="0,2286 1117,2286 1117,0 0,0">
          <text:p/>
        </draw:polygon>
        <draw:polygon draw:style-name="gr1" draw:text-style-name="P1" draw:layer="layout" svg:width="1.116cm" svg:height="1.897cm" svg:x="27.518cm" svg:y="11.119cm" svg:viewBox="0 0 1117 1898" draw:points="0,1898 1117,1898 1117,0 0,0">
          <text:p/>
        </draw:polygon>
        <draw:polygon draw:style-name="gr1" draw:text-style-name="P1" draw:layer="layout" svg:width="1.116cm" svg:height="1.768cm" svg:x="28.913cm" svg:y="11.248cm" svg:viewBox="0 0 1117 1769" draw:points="0,1769 1117,1769 1117,0 0,0">
          <text:p/>
        </draw:polygon>
        <draw:polygon draw:style-name="gr1" draw:text-style-name="P1" draw:layer="layout" svg:width="1.116cm" svg:height="1.391cm" svg:x="30.308cm" svg:y="11.625cm" svg:viewBox="0 0 1117 1392" draw:points="0,1392 1117,1392 1117,0 0,0">
          <text:p/>
        </draw:polygon>
        <draw:polygon draw:style-name="gr1" draw:text-style-name="P1" draw:layer="layout" svg:width="1.116cm" svg:height="0.844cm" svg:x="31.703cm" svg:y="12.172cm" svg:viewBox="0 0 1117 845" draw:points="0,845 1117,845 1117,0 0,0">
          <text:p/>
        </draw:polygon>
        <draw:polygon draw:style-name="gr1" draw:text-style-name="P1" draw:layer="layout" svg:width="1.116cm" svg:height="0.581cm" svg:x="33.098cm" svg:y="12.435cm" svg:viewBox="0 0 1117 582" draw:points="0,582 1117,582 1117,0 0,0">
          <text:p/>
        </draw:polygon>
        <draw:polygon draw:style-name="gr1" draw:text-style-name="P1" draw:layer="layout" svg:width="1.116cm" svg:height="0.4cm" svg:x="34.493cm" svg:y="12.616cm" svg:viewBox="0 0 1117 401" draw:points="0,401 1117,401 1117,0 0,0">
          <text:p/>
        </draw:polygon>
        <draw:polygon draw:style-name="gr1" draw:text-style-name="P1" draw:layer="layout" svg:width="1.116cm" svg:height="0.176cm" svg:x="35.888cm" svg:y="12.84cm" svg:viewBox="0 0 1117 177" draw:points="0,177 1117,177 1117,0 0,0">
          <text:p/>
        </draw:polygon>
        <draw:polygon draw:style-name="gr2" draw:text-style-name="P2" draw:layer="layout" svg:width="0.997cm" svg:height="0cm" svg:x="2.467cm" svg:y="7.917cm" svg:viewBox="0 0 998 0" draw:points="998,0 0,0">
          <text:p/>
        </draw:polygon>
        <draw:line draw:style-name="gr3" draw:text-style-name="P3" draw:layer="layout" svg:x1="3.465cm" svg:y1="7.917cm" svg:x2="2.467cm" svg:y2="7.917cm">
          <text:p/>
        </draw:line>
        <draw:polygon draw:style-name="gr2" draw:text-style-name="P2" draw:layer="layout" svg:width="0.997cm" svg:height="0cm" svg:x="3.862cm" svg:y="6.325cm" svg:viewBox="0 0 998 0" draw:points="998,0 0,0">
          <text:p/>
        </draw:polygon>
        <draw:line draw:style-name="gr3" draw:text-style-name="P3" draw:layer="layout" svg:x1="4.86cm" svg:y1="6.325cm" svg:x2="3.862cm" svg:y2="6.325cm">
          <text:p/>
        </draw:line>
        <draw:polygon draw:style-name="gr2" draw:text-style-name="P2" draw:layer="layout" svg:width="0.997cm" svg:height="0cm" svg:x="5.257cm" svg:y="11.386cm" svg:viewBox="0 0 998 0" draw:points="998,0 0,0">
          <text:p/>
        </draw:polygon>
        <draw:line draw:style-name="gr3" draw:text-style-name="P3" draw:layer="layout" svg:x1="6.255cm" svg:y1="11.386cm" svg:x2="5.257cm" svg:y2="11.386cm">
          <text:p/>
        </draw:line>
        <draw:polygon draw:style-name="gr2" draw:text-style-name="P2" draw:layer="layout" svg:width="0.997cm" svg:height="0cm" svg:x="6.652cm" svg:y="12.446cm" svg:viewBox="0 0 998 0" draw:points="998,0 0,0">
          <text:p/>
        </draw:polygon>
        <draw:line draw:style-name="gr3" draw:text-style-name="P3" draw:layer="layout" svg:x1="7.65cm" svg:y1="12.446cm" svg:x2="6.652cm" svg:y2="12.446cm">
          <text:p/>
        </draw:line>
        <draw:polygon draw:style-name="gr2" draw:text-style-name="P2" draw:layer="layout" svg:width="0.997cm" svg:height="0cm" svg:x="8.047cm" svg:y="10.682cm" svg:viewBox="0 0 998 0" draw:points="998,0 0,0">
          <text:p/>
        </draw:polygon>
        <draw:line draw:style-name="gr3" draw:text-style-name="P3" draw:layer="layout" svg:x1="9.045cm" svg:y1="10.682cm" svg:x2="8.047cm" svg:y2="10.682cm">
          <text:p/>
        </draw:line>
        <draw:polygon draw:style-name="gr2" draw:text-style-name="P2" draw:layer="layout" svg:width="0.997cm" svg:height="0cm" svg:x="9.442cm" svg:y="10.615cm" svg:viewBox="0 0 998 0" draw:points="998,0 0,0">
          <text:p/>
        </draw:polygon>
        <draw:line draw:style-name="gr3" draw:text-style-name="P3" draw:layer="layout" svg:x1="10.44cm" svg:y1="10.615cm" svg:x2="9.442cm" svg:y2="10.615cm">
          <text:p/>
        </draw:line>
        <draw:polygon draw:style-name="gr2" draw:text-style-name="P2" draw:layer="layout" svg:width="0.997cm" svg:height="0cm" svg:x="10.837cm" svg:y="12.446cm" svg:viewBox="0 0 998 0" draw:points="998,0 0,0">
          <text:p/>
        </draw:polygon>
        <draw:line draw:style-name="gr3" draw:text-style-name="P3" draw:layer="layout" svg:x1="11.835cm" svg:y1="12.446cm" svg:x2="10.837cm" svg:y2="12.446cm">
          <text:p/>
        </draw:line>
        <draw:polygon draw:style-name="gr2" draw:text-style-name="P2" draw:layer="layout" svg:width="0.997cm" svg:height="0cm" svg:x="12.232cm" svg:y="12.138cm" svg:viewBox="0 0 998 0" draw:points="998,0 0,0">
          <text:p/>
        </draw:polygon>
        <draw:line draw:style-name="gr3" draw:text-style-name="P3" draw:layer="layout" svg:x1="13.23cm" svg:y1="12.138cm" svg:x2="12.232cm" svg:y2="12.138cm">
          <text:p/>
        </draw:line>
        <draw:polygon draw:style-name="gr2" draw:text-style-name="P2" draw:layer="layout" svg:width="0.997cm" svg:height="0cm" svg:x="13.627cm" svg:y="10.613cm" svg:viewBox="0 0 998 0" draw:points="998,0 0,0">
          <text:p/>
        </draw:polygon>
        <draw:line draw:style-name="gr3" draw:text-style-name="P3" draw:layer="layout" svg:x1="14.625cm" svg:y1="10.613cm" svg:x2="13.627cm" svg:y2="10.613cm">
          <text:p/>
        </draw:line>
        <draw:polygon draw:style-name="gr2" draw:text-style-name="P2" draw:layer="layout" svg:width="0.997cm" svg:height="0cm" svg:x="15.022cm" svg:y="10.154cm" svg:viewBox="0 0 998 0" draw:points="998,0 0,0">
          <text:p/>
        </draw:polygon>
        <draw:line draw:style-name="gr3" draw:text-style-name="P3" draw:layer="layout" svg:x1="16.02cm" svg:y1="10.154cm" svg:x2="15.022cm" svg:y2="10.154cm">
          <text:p/>
        </draw:line>
        <draw:polygon draw:style-name="gr2" draw:text-style-name="P2" draw:layer="layout" svg:width="0.997cm" svg:height="0cm" svg:x="16.417cm" svg:y="12.163cm" svg:viewBox="0 0 998 0" draw:points="998,0 0,0">
          <text:p/>
        </draw:polygon>
        <draw:line draw:style-name="gr3" draw:text-style-name="P3" draw:layer="layout" svg:x1="17.415cm" svg:y1="12.163cm" svg:x2="16.417cm" svg:y2="12.163cm">
          <text:p/>
        </draw:line>
        <draw:polygon draw:style-name="gr2" draw:text-style-name="P2" draw:layer="layout" svg:width="0.997cm" svg:height="0cm" svg:x="17.812cm" svg:y="9.42cm" svg:viewBox="0 0 998 0" draw:points="998,0 0,0">
          <text:p/>
        </draw:polygon>
        <draw:line draw:style-name="gr3" draw:text-style-name="P3" draw:layer="layout" svg:x1="18.81cm" svg:y1="9.42cm" svg:x2="17.812cm" svg:y2="9.42cm">
          <text:p/>
        </draw:line>
        <draw:polygon draw:style-name="gr2" draw:text-style-name="P2" draw:layer="layout" svg:width="0.997cm" svg:height="0cm" svg:x="19.207cm" svg:y="9.863cm" svg:viewBox="0 0 998 0" draw:points="998,0 0,0">
          <text:p/>
        </draw:polygon>
        <draw:line draw:style-name="gr3" draw:text-style-name="P3" draw:layer="layout" svg:x1="20.205cm" svg:y1="9.863cm" svg:x2="19.207cm" svg:y2="9.863cm">
          <text:p/>
        </draw:line>
        <draw:polygon draw:style-name="gr2" draw:text-style-name="P2" draw:layer="layout" svg:width="0.997cm" svg:height="0cm" svg:x="20.602cm" svg:y="11.456cm" svg:viewBox="0 0 998 0" draw:points="998,0 0,0">
          <text:p/>
        </draw:polygon>
        <draw:line draw:style-name="gr3" draw:text-style-name="P3" draw:layer="layout" svg:x1="21.6cm" svg:y1="11.456cm" svg:x2="20.602cm" svg:y2="11.456cm">
          <text:p/>
        </draw:line>
        <draw:polygon draw:style-name="gr2" draw:text-style-name="P2" draw:layer="layout" svg:width="0.997cm" svg:height="0cm" svg:x="21.997cm" svg:y="12.788cm" svg:viewBox="0 0 998 0" draw:points="998,0 0,0">
          <text:p/>
        </draw:polygon>
        <draw:line draw:style-name="gr3" draw:text-style-name="P3" draw:layer="layout" svg:x1="22.995cm" svg:y1="12.788cm" svg:x2="21.997cm" svg:y2="12.788cm">
          <text:p/>
        </draw:line>
        <draw:polygon draw:style-name="gr2" draw:text-style-name="P2" draw:layer="layout" svg:width="0.997cm" svg:height="0cm" svg:x="23.392cm" svg:y="11.947cm" svg:viewBox="0 0 998 0" draw:points="998,0 0,0">
          <text:p/>
        </draw:polygon>
        <draw:line draw:style-name="gr3" draw:text-style-name="P3" draw:layer="layout" svg:x1="24.39cm" svg:y1="11.947cm" svg:x2="23.392cm" svg:y2="11.947cm">
          <text:p/>
        </draw:line>
        <draw:polygon draw:style-name="gr2" draw:text-style-name="P2" draw:layer="layout" svg:width="0.997cm" svg:height="0cm" svg:x="24.787cm" svg:y="12.521cm" svg:viewBox="0 0 998 0" draw:points="998,0 0,0">
          <text:p/>
        </draw:polygon>
        <draw:line draw:style-name="gr3" draw:text-style-name="P3" draw:layer="layout" svg:x1="25.785cm" svg:y1="12.521cm" svg:x2="24.787cm" svg:y2="12.521cm">
          <text:p/>
        </draw:line>
        <draw:polygon draw:style-name="gr2" draw:text-style-name="P2" draw:layer="layout" svg:width="0.997cm" svg:height="0cm" svg:x="26.182cm" svg:y="12.606cm" svg:viewBox="0 0 998 0" draw:points="998,0 0,0">
          <text:p/>
        </draw:polygon>
        <draw:line draw:style-name="gr3" draw:text-style-name="P3" draw:layer="layout" svg:x1="27.18cm" svg:y1="12.606cm" svg:x2="26.182cm" svg:y2="12.606cm">
          <text:p/>
        </draw:line>
        <draw:polygon draw:style-name="gr2" draw:text-style-name="P2" draw:layer="layout" svg:width="0.997cm" svg:height="0cm" svg:x="27.577cm" svg:y="12.113cm" svg:viewBox="0 0 998 0" draw:points="998,0 0,0">
          <text:p/>
        </draw:polygon>
        <draw:line draw:style-name="gr3" draw:text-style-name="P3" draw:layer="layout" svg:x1="28.575cm" svg:y1="12.113cm" svg:x2="27.577cm" svg:y2="12.113cm">
          <text:p/>
        </draw:line>
        <draw:polygon draw:style-name="gr2" draw:text-style-name="P2" draw:layer="layout" svg:width="0.997cm" svg:height="0cm" svg:x="28.972cm" svg:y="12.764cm" svg:viewBox="0 0 998 0" draw:points="998,0 0,0">
          <text:p/>
        </draw:polygon>
        <draw:line draw:style-name="gr3" draw:text-style-name="P3" draw:layer="layout" svg:x1="29.97cm" svg:y1="12.764cm" svg:x2="28.972cm" svg:y2="12.764cm">
          <text:p/>
        </draw:line>
        <draw:polygon draw:style-name="gr2" draw:text-style-name="P2" draw:layer="layout" svg:width="0.997cm" svg:height="0cm" svg:x="30.367cm" svg:y="12.531cm" svg:viewBox="0 0 998 0" draw:points="998,0 0,0">
          <text:p/>
        </draw:polygon>
        <draw:line draw:style-name="gr3" draw:text-style-name="P3" draw:layer="layout" svg:x1="31.365cm" svg:y1="12.531cm" svg:x2="30.367cm" svg:y2="12.531cm">
          <text:p/>
        </draw:line>
        <draw:polygon draw:style-name="gr2" draw:text-style-name="P2" draw:layer="layout" svg:width="0.997cm" svg:height="0cm" svg:x="31.762cm" svg:y="12.887cm" svg:viewBox="0 0 998 0" draw:points="998,0 0,0">
          <text:p/>
        </draw:polygon>
        <draw:line draw:style-name="gr3" draw:text-style-name="P3" draw:layer="layout" svg:x1="32.76cm" svg:y1="12.887cm" svg:x2="31.762cm" svg:y2="12.887cm">
          <text:p/>
        </draw:line>
        <draw:polygon draw:style-name="gr2" draw:text-style-name="P2" draw:layer="layout" svg:width="0.997cm" svg:height="0cm" svg:x="33.157cm" svg:y="12.571cm" svg:viewBox="0 0 998 0" draw:points="998,0 0,0">
          <text:p/>
        </draw:polygon>
        <draw:line draw:style-name="gr3" draw:text-style-name="P3" draw:layer="layout" svg:x1="34.155cm" svg:y1="12.571cm" svg:x2="33.157cm" svg:y2="12.571cm">
          <text:p/>
        </draw:line>
        <draw:polygon draw:style-name="gr2" draw:text-style-name="P2" draw:layer="layout" svg:width="0.997cm" svg:height="0cm" svg:x="34.552cm" svg:y="12.855cm" svg:viewBox="0 0 998 0" draw:points="998,0 0,0">
          <text:p/>
        </draw:polygon>
        <draw:line draw:style-name="gr3" draw:text-style-name="P3" draw:layer="layout" svg:x1="35.55cm" svg:y1="12.855cm" svg:x2="34.552cm" svg:y2="12.855cm">
          <text:p/>
        </draw:line>
        <draw:polygon draw:style-name="gr2" draw:text-style-name="P2" draw:layer="layout" svg:width="0.997cm" svg:height="0cm" svg:x="35.947cm" svg:y="12.895cm" svg:viewBox="0 0 998 0" draw:points="998,0 0,0">
          <text:p/>
        </draw:polygon>
        <draw:line draw:style-name="gr3" draw:text-style-name="P3" draw:layer="layout" svg:x1="36.945cm" svg:y1="12.895cm" svg:x2="35.947cm" svg:y2="12.895cm">
          <text:p/>
        </draw:line>
        <draw:polygon draw:style-name="gr4" draw:text-style-name="P4" draw:layer="layout" svg:width="0cm" svg:height="0.122cm" svg:x="2.966cm" svg:y="13.016cm" svg:viewBox="0 0 0 123" draw:points="0,0 0,123">
          <text:p/>
        </draw:polygon>
        <draw:line draw:style-name="gr5" draw:text-style-name="P3" draw:layer="layout" svg:x1="2.966cm" svg:y1="13.016cm" svg:x2="2.966cm" svg:y2="13.139cm">
          <text:p/>
        </draw:line>
        <draw:polygon draw:style-name="gr4" draw:text-style-name="P4" draw:layer="layout" svg:width="0cm" svg:height="0.122cm" svg:x="4.361cm" svg:y="13.016cm" svg:viewBox="0 0 0 123" draw:points="0,0 0,123">
          <text:p/>
        </draw:polygon>
        <draw:line draw:style-name="gr5" draw:text-style-name="P3" draw:layer="layout" svg:x1="4.361cm" svg:y1="13.016cm" svg:x2="4.361cm" svg:y2="13.139cm">
          <text:p/>
        </draw:line>
        <draw:polygon draw:style-name="gr4" draw:text-style-name="P4" draw:layer="layout" svg:width="0cm" svg:height="0.122cm" svg:x="5.756cm" svg:y="13.016cm" svg:viewBox="0 0 0 123" draw:points="0,0 0,123">
          <text:p/>
        </draw:polygon>
        <draw:line draw:style-name="gr5" draw:text-style-name="P3" draw:layer="layout" svg:x1="5.756cm" svg:y1="13.016cm" svg:x2="5.756cm" svg:y2="13.139cm">
          <text:p/>
        </draw:line>
        <draw:polygon draw:style-name="gr4" draw:text-style-name="P4" draw:layer="layout" svg:width="0cm" svg:height="0.122cm" svg:x="7.151cm" svg:y="13.016cm" svg:viewBox="0 0 0 123" draw:points="0,0 0,123">
          <text:p/>
        </draw:polygon>
        <draw:line draw:style-name="gr5" draw:text-style-name="P3" draw:layer="layout" svg:x1="7.151cm" svg:y1="13.016cm" svg:x2="7.151cm" svg:y2="13.139cm">
          <text:p/>
        </draw:line>
        <draw:polygon draw:style-name="gr4" draw:text-style-name="P4" draw:layer="layout" svg:width="0cm" svg:height="0.122cm" svg:x="8.546cm" svg:y="13.016cm" svg:viewBox="0 0 0 123" draw:points="0,0 0,123">
          <text:p/>
        </draw:polygon>
        <draw:line draw:style-name="gr5" draw:text-style-name="P3" draw:layer="layout" svg:x1="8.546cm" svg:y1="13.016cm" svg:x2="8.546cm" svg:y2="13.139cm">
          <text:p/>
        </draw:line>
        <draw:polygon draw:style-name="gr4" draw:text-style-name="P4" draw:layer="layout" svg:width="0cm" svg:height="0.122cm" svg:x="9.941cm" svg:y="13.016cm" svg:viewBox="0 0 0 123" draw:points="0,0 0,123">
          <text:p/>
        </draw:polygon>
        <draw:line draw:style-name="gr5" draw:text-style-name="P3" draw:layer="layout" svg:x1="9.941cm" svg:y1="13.016cm" svg:x2="9.941cm" svg:y2="13.139cm">
          <text:p/>
        </draw:line>
        <draw:polygon draw:style-name="gr4" draw:text-style-name="P4" draw:layer="layout" svg:width="0cm" svg:height="0.122cm" svg:x="11.336cm" svg:y="13.016cm" svg:viewBox="0 0 0 123" draw:points="0,0 0,123">
          <text:p/>
        </draw:polygon>
        <draw:line draw:style-name="gr5" draw:text-style-name="P3" draw:layer="layout" svg:x1="11.336cm" svg:y1="13.016cm" svg:x2="11.336cm" svg:y2="13.139cm">
          <text:p/>
        </draw:line>
        <draw:polygon draw:style-name="gr4" draw:text-style-name="P4" draw:layer="layout" svg:width="0cm" svg:height="0.122cm" svg:x="12.731cm" svg:y="13.016cm" svg:viewBox="0 0 0 123" draw:points="0,0 0,123">
          <text:p/>
        </draw:polygon>
        <draw:line draw:style-name="gr5" draw:text-style-name="P3" draw:layer="layout" svg:x1="12.731cm" svg:y1="13.016cm" svg:x2="12.731cm" svg:y2="13.139cm">
          <text:p/>
        </draw:line>
        <draw:polygon draw:style-name="gr4" draw:text-style-name="P4" draw:layer="layout" svg:width="0cm" svg:height="0.122cm" svg:x="14.126cm" svg:y="13.016cm" svg:viewBox="0 0 0 123" draw:points="0,0 0,123">
          <text:p/>
        </draw:polygon>
        <draw:line draw:style-name="gr5" draw:text-style-name="P3" draw:layer="layout" svg:x1="14.126cm" svg:y1="13.016cm" svg:x2="14.126cm" svg:y2="13.139cm">
          <text:p/>
        </draw:line>
        <draw:polygon draw:style-name="gr4" draw:text-style-name="P4" draw:layer="layout" svg:width="0cm" svg:height="0.122cm" svg:x="15.521cm" svg:y="13.016cm" svg:viewBox="0 0 0 123" draw:points="0,0 0,123">
          <text:p/>
        </draw:polygon>
        <draw:line draw:style-name="gr5" draw:text-style-name="P3" draw:layer="layout" svg:x1="15.521cm" svg:y1="13.016cm" svg:x2="15.521cm" svg:y2="13.139cm">
          <text:p/>
        </draw:line>
        <draw:polygon draw:style-name="gr4" draw:text-style-name="P4" draw:layer="layout" svg:width="0cm" svg:height="0.122cm" svg:x="16.916cm" svg:y="13.016cm" svg:viewBox="0 0 0 123" draw:points="0,0 0,123">
          <text:p/>
        </draw:polygon>
        <draw:line draw:style-name="gr5" draw:text-style-name="P3" draw:layer="layout" svg:x1="16.916cm" svg:y1="13.016cm" svg:x2="16.916cm" svg:y2="13.139cm">
          <text:p/>
        </draw:line>
        <draw:polygon draw:style-name="gr4" draw:text-style-name="P4" draw:layer="layout" svg:width="0cm" svg:height="0.122cm" svg:x="18.311cm" svg:y="13.016cm" svg:viewBox="0 0 0 123" draw:points="0,0 0,123">
          <text:p/>
        </draw:polygon>
        <draw:line draw:style-name="gr5" draw:text-style-name="P3" draw:layer="layout" svg:x1="18.311cm" svg:y1="13.016cm" svg:x2="18.311cm" svg:y2="13.139cm">
          <text:p/>
        </draw:line>
        <draw:polygon draw:style-name="gr4" draw:text-style-name="P4" draw:layer="layout" svg:width="0cm" svg:height="0.122cm" svg:x="19.706cm" svg:y="13.016cm" svg:viewBox="0 0 0 123" draw:points="0,0 0,123">
          <text:p/>
        </draw:polygon>
        <draw:line draw:style-name="gr5" draw:text-style-name="P3" draw:layer="layout" svg:x1="19.706cm" svg:y1="13.016cm" svg:x2="19.706cm" svg:y2="13.139cm">
          <text:p/>
        </draw:line>
        <draw:polygon draw:style-name="gr4" draw:text-style-name="P4" draw:layer="layout" svg:width="0cm" svg:height="0.122cm" svg:x="21.101cm" svg:y="13.016cm" svg:viewBox="0 0 0 123" draw:points="0,0 0,123">
          <text:p/>
        </draw:polygon>
        <draw:line draw:style-name="gr5" draw:text-style-name="P3" draw:layer="layout" svg:x1="21.101cm" svg:y1="13.016cm" svg:x2="21.101cm" svg:y2="13.139cm">
          <text:p/>
        </draw:line>
        <draw:polygon draw:style-name="gr4" draw:text-style-name="P4" draw:layer="layout" svg:width="0cm" svg:height="0.122cm" svg:x="22.496cm" svg:y="13.016cm" svg:viewBox="0 0 0 123" draw:points="0,0 0,123">
          <text:p/>
        </draw:polygon>
        <draw:line draw:style-name="gr5" draw:text-style-name="P3" draw:layer="layout" svg:x1="22.496cm" svg:y1="13.016cm" svg:x2="22.496cm" svg:y2="13.139cm">
          <text:p/>
        </draw:line>
        <draw:polygon draw:style-name="gr4" draw:text-style-name="P4" draw:layer="layout" svg:width="0cm" svg:height="0.122cm" svg:x="23.891cm" svg:y="13.016cm" svg:viewBox="0 0 0 123" draw:points="0,0 0,123">
          <text:p/>
        </draw:polygon>
        <draw:line draw:style-name="gr5" draw:text-style-name="P3" draw:layer="layout" svg:x1="23.891cm" svg:y1="13.016cm" svg:x2="23.891cm" svg:y2="13.139cm">
          <text:p/>
        </draw:line>
        <draw:polygon draw:style-name="gr4" draw:text-style-name="P4" draw:layer="layout" svg:width="0cm" svg:height="0.122cm" svg:x="25.286cm" svg:y="13.016cm" svg:viewBox="0 0 0 123" draw:points="0,0 0,123">
          <text:p/>
        </draw:polygon>
        <draw:line draw:style-name="gr5" draw:text-style-name="P3" draw:layer="layout" svg:x1="25.286cm" svg:y1="13.016cm" svg:x2="25.286cm" svg:y2="13.139cm">
          <text:p/>
        </draw:line>
        <draw:polygon draw:style-name="gr4" draw:text-style-name="P4" draw:layer="layout" svg:width="0cm" svg:height="0.122cm" svg:x="26.681cm" svg:y="13.016cm" svg:viewBox="0 0 0 123" draw:points="0,0 0,123">
          <text:p/>
        </draw:polygon>
        <draw:line draw:style-name="gr5" draw:text-style-name="P3" draw:layer="layout" svg:x1="26.681cm" svg:y1="13.016cm" svg:x2="26.681cm" svg:y2="13.139cm">
          <text:p/>
        </draw:line>
        <draw:polygon draw:style-name="gr4" draw:text-style-name="P4" draw:layer="layout" svg:width="0cm" svg:height="0.122cm" svg:x="28.076cm" svg:y="13.016cm" svg:viewBox="0 0 0 123" draw:points="0,0 0,123">
          <text:p/>
        </draw:polygon>
        <draw:line draw:style-name="gr5" draw:text-style-name="P3" draw:layer="layout" svg:x1="28.076cm" svg:y1="13.016cm" svg:x2="28.076cm" svg:y2="13.139cm">
          <text:p/>
        </draw:line>
        <draw:polygon draw:style-name="gr4" draw:text-style-name="P4" draw:layer="layout" svg:width="0cm" svg:height="0.122cm" svg:x="29.471cm" svg:y="13.016cm" svg:viewBox="0 0 0 123" draw:points="0,0 0,123">
          <text:p/>
        </draw:polygon>
        <draw:line draw:style-name="gr5" draw:text-style-name="P3" draw:layer="layout" svg:x1="29.471cm" svg:y1="13.016cm" svg:x2="29.471cm" svg:y2="13.139cm">
          <text:p/>
        </draw:line>
        <draw:polygon draw:style-name="gr4" draw:text-style-name="P4" draw:layer="layout" svg:width="0cm" svg:height="0.122cm" svg:x="30.866cm" svg:y="13.016cm" svg:viewBox="0 0 0 123" draw:points="0,0 0,123">
          <text:p/>
        </draw:polygon>
        <draw:line draw:style-name="gr5" draw:text-style-name="P3" draw:layer="layout" svg:x1="30.866cm" svg:y1="13.016cm" svg:x2="30.866cm" svg:y2="13.139cm">
          <text:p/>
        </draw:line>
        <draw:polygon draw:style-name="gr4" draw:text-style-name="P4" draw:layer="layout" svg:width="0cm" svg:height="0.122cm" svg:x="32.261cm" svg:y="13.016cm" svg:viewBox="0 0 0 123" draw:points="0,0 0,123">
          <text:p/>
        </draw:polygon>
        <draw:line draw:style-name="gr5" draw:text-style-name="P3" draw:layer="layout" svg:x1="32.261cm" svg:y1="13.016cm" svg:x2="32.261cm" svg:y2="13.139cm">
          <text:p/>
        </draw:line>
        <draw:polygon draw:style-name="gr4" draw:text-style-name="P4" draw:layer="layout" svg:width="0cm" svg:height="0.122cm" svg:x="33.656cm" svg:y="13.016cm" svg:viewBox="0 0 0 123" draw:points="0,0 0,123">
          <text:p/>
        </draw:polygon>
        <draw:line draw:style-name="gr5" draw:text-style-name="P3" draw:layer="layout" svg:x1="33.656cm" svg:y1="13.016cm" svg:x2="33.656cm" svg:y2="13.139cm">
          <text:p/>
        </draw:line>
        <draw:polygon draw:style-name="gr4" draw:text-style-name="P4" draw:layer="layout" svg:width="0cm" svg:height="0.122cm" svg:x="35.051cm" svg:y="13.016cm" svg:viewBox="0 0 0 123" draw:points="0,0 0,123">
          <text:p/>
        </draw:polygon>
        <draw:line draw:style-name="gr5" draw:text-style-name="P3" draw:layer="layout" svg:x1="35.051cm" svg:y1="13.016cm" svg:x2="35.051cm" svg:y2="13.139cm">
          <text:p/>
        </draw:line>
        <draw:polygon draw:style-name="gr4" draw:text-style-name="P4" draw:layer="layout" svg:width="0cm" svg:height="0.122cm" svg:x="36.446cm" svg:y="13.016cm" svg:viewBox="0 0 0 123" draw:points="0,0 0,123">
          <text:p/>
        </draw:polygon>
        <draw:line draw:style-name="gr5" draw:text-style-name="P3" draw:layer="layout" svg:x1="36.446cm" svg:y1="13.016cm" svg:x2="36.446cm" svg:y2="13.139cm">
          <text:p/>
        </draw:line>
        <draw:polygon draw:style-name="gr4" draw:text-style-name="P4" draw:layer="layout" svg:width="0.122cm" svg:height="0cm" svg:x="1.866cm" svg:y="13.016cm" svg:viewBox="0 0 123 0" draw:points="123,0 0,0">
          <text:p/>
        </draw:polygon>
        <draw:line draw:style-name="gr5" draw:text-style-name="P3" draw:layer="layout" svg:x1="1.989cm" svg:y1="13.016cm" svg:x2="1.866cm" svg:y2="13.016cm">
          <text:p/>
        </draw:line>
        <draw:polygon draw:style-name="gr4" draw:text-style-name="P4" draw:layer="layout" svg:width="0.122cm" svg:height="0cm" svg:x="1.866cm" svg:y="11.843cm" svg:viewBox="0 0 123 0" draw:points="123,0 0,0">
          <text:p/>
        </draw:polygon>
        <draw:line draw:style-name="gr5" draw:text-style-name="P3" draw:layer="layout" svg:x1="1.989cm" svg:y1="11.843cm" svg:x2="1.866cm" svg:y2="11.843cm">
          <text:p/>
        </draw:line>
        <draw:frame draw:style-name="gr6" draw:text-style-name="P6" draw:layer="layout" svg:width="0.798cm" svg:height="0.704cm" svg:x="0.949cm" svg:y="12.671cm">
          <draw:text-box>
            <text:p text:style-name="P5"><text:span text:style-name="T1">0</text:span><text:span text:style-name="T1">.</text:span><text:span text:style-name="T1">0</text:span></text:p>
          </draw:text-box>
        </draw:frame>
        <draw:polygon draw:style-name="gr4" draw:text-style-name="P4" draw:layer="layout" svg:width="0.122cm" svg:height="0cm" svg:x="1.866cm" svg:y="10.669cm" svg:viewBox="0 0 123 0" draw:points="123,0 0,0">
          <text:p/>
        </draw:polygon>
        <draw:line draw:style-name="gr5" draw:text-style-name="P3" draw:layer="layout" svg:x1="1.989cm" svg:y1="10.669cm" svg:x2="1.866cm" svg:y2="10.669cm">
          <text:p/>
        </draw:line>
        <draw:frame draw:style-name="gr6" draw:text-style-name="P6" draw:layer="layout" svg:width="0.798cm" svg:height="0.704cm" svg:x="0.949cm" svg:y="11.498cm">
          <draw:text-box>
            <text:p text:style-name="P5"><text:span text:style-name="T1">0</text:span><text:span text:style-name="T1">.</text:span><text:span text:style-name="T1">1</text:span></text:p>
          </draw:text-box>
        </draw:frame>
        <draw:polygon draw:style-name="gr4" draw:text-style-name="P4" draw:layer="layout" svg:width="0.122cm" svg:height="0cm" svg:x="1.866cm" svg:y="9.496cm" svg:viewBox="0 0 123 0" draw:points="123,0 0,0">
          <text:p/>
        </draw:polygon>
        <draw:line draw:style-name="gr5" draw:text-style-name="P3" draw:layer="layout" svg:x1="1.989cm" svg:y1="9.496cm" svg:x2="1.866cm" svg:y2="9.496cm">
          <text:p/>
        </draw:line>
        <draw:frame draw:style-name="gr6" draw:text-style-name="P6" draw:layer="layout" svg:width="0.798cm" svg:height="0.704cm" svg:x="0.949cm" svg:y="10.324cm">
          <draw:text-box>
            <text:p text:style-name="P5"><text:span text:style-name="T1">0</text:span><text:span text:style-name="T1">.</text:span><text:span text:style-name="T1">2</text:span></text:p>
          </draw:text-box>
        </draw:frame>
        <draw:polygon draw:style-name="gr4" draw:text-style-name="P4" draw:layer="layout" svg:width="0.122cm" svg:height="0cm" svg:x="1.866cm" svg:y="8.322cm" svg:viewBox="0 0 123 0" draw:points="123,0 0,0">
          <text:p/>
        </draw:polygon>
        <draw:line draw:style-name="gr5" draw:text-style-name="P3" draw:layer="layout" svg:x1="1.989cm" svg:y1="8.322cm" svg:x2="1.866cm" svg:y2="8.322cm">
          <text:p/>
        </draw:line>
        <draw:frame draw:style-name="gr6" draw:text-style-name="P6" draw:layer="layout" svg:width="0.798cm" svg:height="0.704cm" svg:x="0.949cm" svg:y="9.151cm">
          <draw:text-box>
            <text:p text:style-name="P5"><text:span text:style-name="T1">0</text:span><text:span text:style-name="T1">.</text:span><text:span text:style-name="T1">3</text:span></text:p>
          </draw:text-box>
        </draw:frame>
        <draw:polygon draw:style-name="gr4" draw:text-style-name="P4" draw:layer="layout" svg:width="0.122cm" svg:height="0cm" svg:x="1.866cm" svg:y="7.149cm" svg:viewBox="0 0 123 0" draw:points="123,0 0,0">
          <text:p/>
        </draw:polygon>
        <draw:line draw:style-name="gr5" draw:text-style-name="P3" draw:layer="layout" svg:x1="1.989cm" svg:y1="7.149cm" svg:x2="1.866cm" svg:y2="7.149cm">
          <text:p/>
        </draw:line>
        <draw:frame draw:style-name="gr6" draw:text-style-name="P6" draw:layer="layout" svg:width="0.798cm" svg:height="0.704cm" svg:x="0.949cm" svg:y="7.977cm">
          <draw:text-box>
            <text:p text:style-name="P5"><text:span text:style-name="T1">0</text:span><text:span text:style-name="T1">.</text:span><text:span text:style-name="T1">4</text:span></text:p>
          </draw:text-box>
        </draw:frame>
        <draw:polygon draw:style-name="gr4" draw:text-style-name="P4" draw:layer="layout" svg:width="0.122cm" svg:height="0cm" svg:x="1.866cm" svg:y="5.975cm" svg:viewBox="0 0 123 0" draw:points="123,0 0,0">
          <text:p/>
        </draw:polygon>
        <draw:line draw:style-name="gr5" draw:text-style-name="P3" draw:layer="layout" svg:x1="1.989cm" svg:y1="5.975cm" svg:x2="1.866cm" svg:y2="5.975cm">
          <text:p/>
        </draw:line>
        <draw:frame draw:style-name="gr6" draw:text-style-name="P6" draw:layer="layout" svg:width="0.798cm" svg:height="0.704cm" svg:x="0.949cm" svg:y="6.804cm">
          <draw:text-box>
            <text:p text:style-name="P5"><text:span text:style-name="T1">0</text:span><text:span text:style-name="T1">.</text:span><text:span text:style-name="T1">5</text:span></text:p>
          </draw:text-box>
        </draw:frame>
        <draw:polygon draw:style-name="gr4" draw:text-style-name="P4" draw:layer="layout" svg:width="0.122cm" svg:height="0cm" svg:x="1.866cm" svg:y="4.802cm" svg:viewBox="0 0 123 0" draw:points="123,0 0,0">
          <text:p/>
        </draw:polygon>
        <draw:line draw:style-name="gr5" draw:text-style-name="P3" draw:layer="layout" svg:x1="1.989cm" svg:y1="4.802cm" svg:x2="1.866cm" svg:y2="4.802cm">
          <text:p/>
        </draw:line>
        <draw:frame draw:style-name="gr6" draw:text-style-name="P6" draw:layer="layout" svg:width="0.798cm" svg:height="0.704cm" svg:x="0.949cm" svg:y="5.63cm">
          <draw:text-box>
            <text:p text:style-name="P5"><text:span text:style-name="T1">0</text:span><text:span text:style-name="T1">.</text:span><text:span text:style-name="T1">6</text:span></text:p>
          </draw:text-box>
        </draw:frame>
        <draw:polygon draw:style-name="gr4" draw:text-style-name="P4" draw:layer="layout" svg:width="0.122cm" svg:height="0cm" svg:x="1.866cm" svg:y="3.628cm" svg:viewBox="0 0 123 0" draw:points="123,0 0,0">
          <text:p/>
        </draw:polygon>
        <draw:line draw:style-name="gr5" draw:text-style-name="P3" draw:layer="layout" svg:x1="1.989cm" svg:y1="3.628cm" svg:x2="1.866cm" svg:y2="3.628cm">
          <text:p/>
        </draw:line>
        <draw:frame draw:style-name="gr6" draw:text-style-name="P6" draw:layer="layout" svg:width="0.798cm" svg:height="0.704cm" svg:x="0.949cm" svg:y="4.457cm">
          <draw:text-box>
            <text:p text:style-name="P5"><text:span text:style-name="T1">0</text:span><text:span text:style-name="T1">.</text:span><text:span text:style-name="T1">7</text:span></text:p>
          </draw:text-box>
        </draw:frame>
        <draw:polygon draw:style-name="gr4" draw:text-style-name="P4" draw:layer="layout" svg:width="0.122cm" svg:height="0cm" svg:x="1.866cm" svg:y="2.455cm" svg:viewBox="0 0 123 0" draw:points="123,0 0,0">
          <text:p/>
        </draw:polygon>
        <draw:line draw:style-name="gr5" draw:text-style-name="P3" draw:layer="layout" svg:x1="1.989cm" svg:y1="2.455cm" svg:x2="1.866cm" svg:y2="2.455cm">
          <text:p/>
        </draw:line>
        <draw:frame draw:style-name="gr6" draw:text-style-name="P6" draw:layer="layout" svg:width="0.798cm" svg:height="0.704cm" svg:x="0.949cm" svg:y="3.283cm">
          <draw:text-box>
            <text:p text:style-name="P5"><text:span text:style-name="T1">0</text:span><text:span text:style-name="T1">.</text:span><text:span text:style-name="T1">8</text:span></text:p>
          </draw:text-box>
        </draw:frame>
        <draw:polygon draw:style-name="gr4" draw:text-style-name="P4" draw:layer="layout" svg:width="0.122cm" svg:height="0cm" svg:x="1.866cm" svg:y="1.281cm" svg:viewBox="0 0 123 0" draw:points="123,0 0,0">
          <text:p/>
        </draw:polygon>
        <draw:line draw:style-name="gr5" draw:text-style-name="P3" draw:layer="layout" svg:x1="1.989cm" svg:y1="1.281cm" svg:x2="1.866cm" svg:y2="1.281cm">
          <text:p/>
        </draw:line>
        <draw:frame draw:style-name="gr6" draw:text-style-name="P6" draw:layer="layout" svg:width="0.798cm" svg:height="0.704cm" svg:x="0.949cm" svg:y="2.11cm">
          <draw:text-box>
            <text:p text:style-name="P5"><text:span text:style-name="T1">0.9</text:span></text:p>
          </draw:text-box>
        </draw:frame>
        <draw:frame draw:style-name="gr6" draw:text-style-name="P6" draw:layer="layout" svg:width="0.798cm" svg:height="0.704cm" svg:x="0.949cm" svg:y="0.936cm">
          <draw:text-box>
            <text:p text:style-name="P5"><text:span text:style-name="T1">1.0</text:span></text:p>
          </draw:text-box>
        </draw:frame>
        <draw:line draw:style-name="gr7" draw:text-style-name="P3" draw:layer="layout" svg:x1="1.989cm" svg:y1="13.016cm" svg:x2="37.422cm" svg:y2="13.016cm">
          <text:p/>
        </draw:line>
        <draw:line draw:style-name="gr8" draw:text-style-name="P3" draw:layer="layout" svg:x1="1.989cm" svg:y1="11.843cm" svg:x2="37.422cm" svg:y2="11.843cm">
          <text:p/>
        </draw:line>
        <draw:line draw:style-name="gr8" draw:text-style-name="P3" draw:layer="layout" svg:x1="1.989cm" svg:y1="10.669cm" svg:x2="37.422cm" svg:y2="10.669cm">
          <text:p/>
        </draw:line>
        <draw:line draw:style-name="gr8" draw:text-style-name="P3" draw:layer="layout" svg:x1="1.989cm" svg:y1="9.496cm" svg:x2="37.422cm" svg:y2="9.496cm">
          <text:p/>
        </draw:line>
        <draw:line draw:style-name="gr8" draw:text-style-name="P3" draw:layer="layout" svg:x1="1.989cm" svg:y1="8.322cm" svg:x2="37.422cm" svg:y2="8.322cm">
          <text:p/>
        </draw:line>
        <draw:line draw:style-name="gr8" draw:text-style-name="P3" draw:layer="layout" svg:x1="1.989cm" svg:y1="7.149cm" svg:x2="37.422cm" svg:y2="7.149cm">
          <text:p/>
        </draw:line>
        <draw:line draw:style-name="gr8" draw:text-style-name="P3" draw:layer="layout" svg:x1="1.989cm" svg:y1="5.975cm" svg:x2="37.422cm" svg:y2="5.975cm">
          <text:p/>
        </draw:line>
        <draw:line draw:style-name="gr8" draw:text-style-name="P3" draw:layer="layout" svg:x1="1.989cm" svg:y1="4.802cm" svg:x2="37.422cm" svg:y2="4.802cm">
          <text:p/>
        </draw:line>
        <draw:line draw:style-name="gr8" draw:text-style-name="P3" draw:layer="layout" svg:x1="1.989cm" svg:y1="3.628cm" svg:x2="37.422cm" svg:y2="3.628cm">
          <text:p/>
        </draw:line>
        <draw:line draw:style-name="gr8" draw:text-style-name="P3" draw:layer="layout" svg:x1="1.989cm" svg:y1="2.455cm" svg:x2="37.422cm" svg:y2="2.455cm">
          <text:p/>
        </draw:line>
        <draw:line draw:style-name="gr7" draw:text-style-name="P3" draw:layer="layout" svg:x1="1.989cm" svg:y1="1.281cm" svg:x2="37.422cm" svg:y2="1.281cm">
          <text:p/>
        </draw:line>
        <draw:line draw:style-name="gr9" draw:text-style-name="P3" draw:layer="layout" svg:x1="1.989cm" svg:y1="13.016cm" svg:x2="1.989cm" svg:y2="1.281cm">
          <text:p/>
        </draw:line>
        <draw:line draw:style-name="gr9" draw:text-style-name="P3" draw:layer="layout" svg:x1="37.422cm" svg:y1="13.016cm" svg:x2="37.422cm" svg:y2="1.281cm">
          <text:p/>
        </draw:line>
        <draw:line draw:style-name="gr9" draw:text-style-name="P3" draw:layer="layout" svg:x1="1.989cm" svg:y1="13.016cm" svg:x2="37.422cm" svg:y2="13.016cm">
          <text:p/>
        </draw:line>
        <draw:line draw:style-name="gr9" draw:text-style-name="P3" draw:layer="layout" svg:x1="1.989cm" svg:y1="1.281cm" svg:x2="37.422cm" svg:y2="1.281cm">
          <text:p/>
        </draw:line>
        <draw:frame draw:style-name="gr10" draw:text-style-name="P7" draw:layer="layout" svg:width="4.307cm" svg:height="0.975cm" draw:transform="rotate (1.5707963267949) translate (-0.166cm 9.305cm)">
          <draw:text-box>
            <text:p text:style-name="P5"><text:span text:style-name="T2">F</text:span><text:span text:style-name="T2">a</text:span><text:span text:style-name="T2">i</text:span><text:span text:style-name="T2">t</text:span><text:span text:style-name="T2">h</text:span><text:span text:style-name="T2">f</text:span><text:span text:style-name="T2">u</text:span><text:span text:style-name="T2">l</text:span><text:span text:style-name="T2">n</text:span><text:span text:style-name="T2">e</text:span><text:span text:style-name="T2">s</text:span><text:span text:style-name="T2">s</text:span></text:p>
          </draw:text-box>
        </draw:frame>
        <draw:frame draw:style-name="gr11" draw:text-style-name="P8" draw:layer="layout" svg:width="21.914cm" svg:height="1.174cm" svg:x="8.743cm" svg:y="-0.19cm">
          <draw:text-box>
            <text:p text:style-name="P5"><text:span text:style-name="T3">LRE faithfulness for factual relations in Mamba-3B</text:span></text:p>
          </draw:text-box>
        </draw:frame>
        <draw:polygon draw:style-name="gr1" draw:text-style-name="P1" draw:layer="layout" svg:width="1.116cm" svg:height="8.704cm" svg:x="2.368cm" svg:y="18.351cm" svg:viewBox="0 0 1117 8705" draw:points="0,8705 1117,8705 1117,0 0,0">
          <text:p/>
        </draw:polygon>
        <draw:polygon draw:style-name="gr1" draw:text-style-name="P1" draw:layer="layout" svg:width="1.116cm" svg:height="3.997cm" svg:x="3.763cm" svg:y="23.058cm" svg:viewBox="0 0 1117 3998" draw:points="0,3998 1117,3998 1117,0 0,0">
          <text:p/>
        </draw:polygon>
        <draw:polygon draw:style-name="gr1" draw:text-style-name="P1" draw:layer="layout" svg:width="1.116cm" svg:height="5.915cm" svg:x="5.158cm" svg:y="21.14cm" svg:viewBox="0 0 1117 5916" draw:points="0,5916 1117,5916 1117,0 0,0">
          <text:p/>
        </draw:polygon>
        <draw:polygon draw:style-name="gr1" draw:text-style-name="P1" draw:layer="layout" svg:width="1.116cm" svg:height="9.418cm" svg:x="6.553cm" svg:y="17.637cm" svg:viewBox="0 0 1117 9419" draw:points="0,9419 1117,9419 1117,0 0,0">
          <text:p/>
        </draw:polygon>
        <draw:polygon draw:style-name="gr1" draw:text-style-name="P1" draw:layer="layout" svg:width="1.116cm" svg:height="0.707cm" svg:x="7.948cm" svg:y="26.348cm" svg:viewBox="0 0 1117 708" draw:points="0,708 1117,708 1117,0 0,0">
          <text:p/>
        </draw:polygon>
        <draw:polygon draw:style-name="gr1" draw:text-style-name="P1" draw:layer="layout" svg:width="1.116cm" svg:height="6.621cm" svg:x="9.343cm" svg:y="20.434cm" svg:viewBox="0 0 1117 6622" draw:points="0,6622 1117,6622 1117,0 0,0">
          <text:p/>
        </draw:polygon>
        <draw:polygon draw:style-name="gr1" draw:text-style-name="P1" draw:layer="layout" svg:width="1.116cm" svg:height="8.775cm" svg:x="10.738cm" svg:y="18.28cm" svg:viewBox="0 0 1117 8776" draw:points="0,8776 1117,8776 1117,0 0,0">
          <text:p/>
        </draw:polygon>
        <draw:polygon draw:style-name="gr1" draw:text-style-name="P1" draw:layer="layout" svg:width="1.116cm" svg:height="4.716cm" svg:x="12.133cm" svg:y="22.339cm" svg:viewBox="0 0 1117 4717" draw:points="0,4717 1117,4717 1117,0 0,0">
          <text:p/>
        </draw:polygon>
        <draw:polygon draw:style-name="gr1" draw:text-style-name="P1" draw:layer="layout" svg:width="1.116cm" svg:height="5.401cm" svg:x="13.528cm" svg:y="21.654cm" svg:viewBox="0 0 1117 5402" draw:points="0,5402 1117,5402 1117,0 0,0">
          <text:p/>
        </draw:polygon>
        <draw:polygon draw:style-name="gr1" draw:text-style-name="P1" draw:layer="layout" svg:width="1.116cm" svg:height="8.335cm" svg:x="14.923cm" svg:y="18.72cm" svg:viewBox="0 0 1117 8336" draw:points="0,8336 1117,8336 1117,0 0,0">
          <text:p/>
        </draw:polygon>
        <draw:polygon draw:style-name="gr1" draw:text-style-name="P1" draw:layer="layout" svg:width="1.116cm" svg:height="7.66cm" svg:x="16.318cm" svg:y="19.395cm" svg:viewBox="0 0 1117 7661" draw:points="0,7661 1117,7661 1117,0 0,0">
          <text:p/>
        </draw:polygon>
        <draw:polygon draw:style-name="gr1" draw:text-style-name="P1" draw:layer="layout" svg:width="1.116cm" svg:height="5.705cm" svg:x="17.713cm" svg:y="21.35cm" svg:viewBox="0 0 1117 5706" draw:points="0,5706 1117,5706 1117,0 0,0">
          <text:p/>
        </draw:polygon>
        <draw:polygon draw:style-name="gr1" draw:text-style-name="P1" draw:layer="layout" svg:width="1.116cm" svg:height="1.793cm" svg:x="19.108cm" svg:y="25.262cm" svg:viewBox="0 0 1117 1794" draw:points="0,1794 1117,1794 1117,0 0,0">
          <text:p/>
        </draw:polygon>
        <draw:polygon draw:style-name="gr1" draw:text-style-name="P1" draw:layer="layout" svg:width="1.116cm" svg:height="3.546cm" svg:x="20.503cm" svg:y="23.509cm" svg:viewBox="0 0 1117 3547" draw:points="0,3547 1117,3547 1117,0 0,0">
          <text:p/>
        </draw:polygon>
        <draw:polygon draw:style-name="gr1" draw:text-style-name="P1" draw:layer="layout" svg:width="1.116cm" svg:height="0.698cm" svg:x="21.898cm" svg:y="26.357cm" svg:viewBox="0 0 1117 699" draw:points="0,699 1117,699 1117,0 0,0">
          <text:p/>
        </draw:polygon>
        <draw:polygon draw:style-name="gr1" draw:text-style-name="P1" draw:layer="layout" svg:width="1.116cm" svg:height="2.388cm" svg:x="23.293cm" svg:y="24.667cm" svg:viewBox="0 0 1117 2389" draw:points="0,2389 1117,2389 1117,0 0,0">
          <text:p/>
        </draw:polygon>
        <draw:polygon draw:style-name="gr1" draw:text-style-name="P1" draw:layer="layout" svg:width="1.116cm" svg:height="7.492cm" svg:x="24.688cm" svg:y="19.563cm" svg:viewBox="0 0 1117 7493" draw:points="0,7493 1117,7493 1117,0 0,0">
          <text:p/>
        </draw:polygon>
        <draw:polygon draw:style-name="gr1" draw:text-style-name="P1" draw:layer="layout" svg:width="1.116cm" svg:height="2.012cm" svg:x="26.083cm" svg:y="25.043cm" svg:viewBox="0 0 1117 2013" draw:points="0,2013 1117,2013 1117,0 0,0">
          <text:p/>
        </draw:polygon>
        <draw:polygon draw:style-name="gr1" draw:text-style-name="P1" draw:layer="layout" svg:width="1.116cm" svg:height="3.055cm" svg:x="27.478cm" svg:y="24cm" svg:viewBox="0 0 1117 3056" draw:points="0,3056 1117,3056 1117,0 0,0">
          <text:p/>
        </draw:polygon>
        <draw:polygon draw:style-name="gr1" draw:text-style-name="P1" draw:layer="layout" svg:width="1.116cm" svg:height="0.892cm" svg:x="28.873cm" svg:y="26.163cm" svg:viewBox="0 0 1117 893" draw:points="0,893 1117,893 1117,0 0,0">
          <text:p/>
        </draw:polygon>
        <draw:polygon draw:style-name="gr1" draw:text-style-name="P1" draw:layer="layout" svg:width="1.116cm" svg:height="1.74cm" svg:x="30.268cm" svg:y="25.315cm" svg:viewBox="0 0 1117 1741" draw:points="0,1741 1117,1741 1117,0 0,0">
          <text:p/>
        </draw:polygon>
        <draw:polygon draw:style-name="gr1" draw:text-style-name="P1" draw:layer="layout" svg:width="1.116cm" svg:height="1.071cm" svg:x="31.663cm" svg:y="25.984cm" svg:viewBox="0 0 1117 1072" draw:points="0,1072 1117,1072 1117,0 0,0">
          <text:p/>
        </draw:polygon>
        <draw:polygon draw:style-name="gr1" draw:text-style-name="P1" draw:layer="layout" svg:width="1.116cm" svg:height="2.948cm" svg:x="33.058cm" svg:y="24.107cm" svg:viewBox="0 0 1117 2949" draw:points="0,2949 1117,2949 1117,0 0,0">
          <text:p/>
        </draw:polygon>
        <draw:polygon draw:style-name="gr1" draw:text-style-name="P1" draw:layer="layout" svg:width="1.116cm" svg:height="1.848cm" svg:x="34.453cm" svg:y="25.207cm" svg:viewBox="0 0 1117 1849" draw:points="0,1849 1117,1849 1117,0 0,0">
          <text:p/>
        </draw:polygon>
        <draw:polygon draw:style-name="gr1" draw:text-style-name="P1" draw:layer="layout" svg:width="1.116cm" svg:height="0.237cm" svg:x="35.848cm" svg:y="26.818cm" svg:viewBox="0 0 1117 238" draw:points="0,238 1117,238 1117,0 0,0">
          <text:p/>
        </draw:polygon>
        <draw:polygon draw:style-name="gr2" draw:text-style-name="P2" draw:layer="layout" svg:width="0.997cm" svg:height="0cm" svg:x="2.427cm" svg:y="21.957cm" svg:viewBox="0 0 998 0" draw:points="998,0 0,0">
          <text:p/>
        </draw:polygon>
        <draw:line draw:style-name="gr3" draw:text-style-name="P3" draw:layer="layout" svg:x1="3.425cm" svg:y1="21.957cm" svg:x2="2.427cm" svg:y2="21.957cm">
          <text:p/>
        </draw:line>
        <draw:polygon draw:style-name="gr2" draw:text-style-name="P2" draw:layer="layout" svg:width="0.997cm" svg:height="0cm" svg:x="3.822cm" svg:y="20.364cm" svg:viewBox="0 0 998 0" draw:points="998,0 0,0">
          <text:p/>
        </draw:polygon>
        <draw:line draw:style-name="gr3" draw:text-style-name="P3" draw:layer="layout" svg:x1="4.82cm" svg:y1="20.364cm" svg:x2="3.822cm" svg:y2="20.364cm">
          <text:p/>
        </draw:line>
        <draw:polygon draw:style-name="gr2" draw:text-style-name="P2" draw:layer="layout" svg:width="0.997cm" svg:height="0cm" svg:x="5.217cm" svg:y="25.425cm" svg:viewBox="0 0 998 0" draw:points="998,0 0,0">
          <text:p/>
        </draw:polygon>
        <draw:line draw:style-name="gr3" draw:text-style-name="P3" draw:layer="layout" svg:x1="6.215cm" svg:y1="25.425cm" svg:x2="5.217cm" svg:y2="25.425cm">
          <text:p/>
        </draw:line>
        <draw:polygon draw:style-name="gr2" draw:text-style-name="P2" draw:layer="layout" svg:width="0.997cm" svg:height="0cm" svg:x="6.612cm" svg:y="26.485cm" svg:viewBox="0 0 998 0" draw:points="998,0 0,0">
          <text:p/>
        </draw:polygon>
        <draw:line draw:style-name="gr3" draw:text-style-name="P3" draw:layer="layout" svg:x1="7.61cm" svg:y1="26.485cm" svg:x2="6.612cm" svg:y2="26.485cm">
          <text:p/>
        </draw:line>
        <draw:polygon draw:style-name="gr2" draw:text-style-name="P2" draw:layer="layout" svg:width="0.997cm" svg:height="0cm" svg:x="8.007cm" svg:y="24.721cm" svg:viewBox="0 0 998 0" draw:points="998,0 0,0">
          <text:p/>
        </draw:polygon>
        <draw:line draw:style-name="gr3" draw:text-style-name="P3" draw:layer="layout" svg:x1="9.005cm" svg:y1="24.721cm" svg:x2="8.007cm" svg:y2="24.721cm">
          <text:p/>
        </draw:line>
        <draw:polygon draw:style-name="gr2" draw:text-style-name="P2" draw:layer="layout" svg:width="0.997cm" svg:height="0cm" svg:x="9.402cm" svg:y="24.654cm" svg:viewBox="0 0 998 0" draw:points="998,0 0,0">
          <text:p/>
        </draw:polygon>
        <draw:line draw:style-name="gr3" draw:text-style-name="P3" draw:layer="layout" svg:x1="10.4cm" svg:y1="24.654cm" svg:x2="9.402cm" svg:y2="24.654cm">
          <text:p/>
        </draw:line>
        <draw:polygon draw:style-name="gr2" draw:text-style-name="P2" draw:layer="layout" svg:width="0.997cm" svg:height="0cm" svg:x="10.797cm" svg:y="26.485cm" svg:viewBox="0 0 998 0" draw:points="998,0 0,0">
          <text:p/>
        </draw:polygon>
        <draw:line draw:style-name="gr3" draw:text-style-name="P3" draw:layer="layout" svg:x1="11.795cm" svg:y1="26.485cm" svg:x2="10.797cm" svg:y2="26.485cm">
          <text:p/>
        </draw:line>
        <draw:polygon draw:style-name="gr2" draw:text-style-name="P2" draw:layer="layout" svg:width="0.997cm" svg:height="0cm" svg:x="12.192cm" svg:y="26.177cm" svg:viewBox="0 0 998 0" draw:points="998,0 0,0">
          <text:p/>
        </draw:polygon>
        <draw:line draw:style-name="gr3" draw:text-style-name="P3" draw:layer="layout" svg:x1="13.19cm" svg:y1="26.177cm" svg:x2="12.192cm" svg:y2="26.177cm">
          <text:p/>
        </draw:line>
        <draw:polygon draw:style-name="gr2" draw:text-style-name="P2" draw:layer="layout" svg:width="0.997cm" svg:height="0cm" svg:x="13.587cm" svg:y="24.652cm" svg:viewBox="0 0 998 0" draw:points="998,0 0,0">
          <text:p/>
        </draw:polygon>
        <draw:line draw:style-name="gr3" draw:text-style-name="P3" draw:layer="layout" svg:x1="14.585cm" svg:y1="24.652cm" svg:x2="13.587cm" svg:y2="24.652cm">
          <text:p/>
        </draw:line>
        <draw:polygon draw:style-name="gr2" draw:text-style-name="P2" draw:layer="layout" svg:width="0.997cm" svg:height="0cm" svg:x="14.982cm" svg:y="24.193cm" svg:viewBox="0 0 998 0" draw:points="998,0 0,0">
          <text:p/>
        </draw:polygon>
        <draw:line draw:style-name="gr3" draw:text-style-name="P3" draw:layer="layout" svg:x1="15.98cm" svg:y1="24.193cm" svg:x2="14.982cm" svg:y2="24.193cm">
          <text:p/>
        </draw:line>
        <draw:polygon draw:style-name="gr2" draw:text-style-name="P2" draw:layer="layout" svg:width="0.997cm" svg:height="0cm" svg:x="16.377cm" svg:y="26.202cm" svg:viewBox="0 0 998 0" draw:points="998,0 0,0">
          <text:p/>
        </draw:polygon>
        <draw:line draw:style-name="gr3" draw:text-style-name="P3" draw:layer="layout" svg:x1="17.375cm" svg:y1="26.202cm" svg:x2="16.377cm" svg:y2="26.202cm">
          <text:p/>
        </draw:line>
        <draw:polygon draw:style-name="gr2" draw:text-style-name="P2" draw:layer="layout" svg:width="0.997cm" svg:height="0cm" svg:x="17.772cm" svg:y="23.459cm" svg:viewBox="0 0 998 0" draw:points="998,0 0,0">
          <text:p/>
        </draw:polygon>
        <draw:line draw:style-name="gr3" draw:text-style-name="P3" draw:layer="layout" svg:x1="18.77cm" svg:y1="23.459cm" svg:x2="17.772cm" svg:y2="23.459cm">
          <text:p/>
        </draw:line>
        <draw:polygon draw:style-name="gr2" draw:text-style-name="P2" draw:layer="layout" svg:width="0.997cm" svg:height="0cm" svg:x="19.167cm" svg:y="23.902cm" svg:viewBox="0 0 998 0" draw:points="998,0 0,0">
          <text:p/>
        </draw:polygon>
        <draw:line draw:style-name="gr3" draw:text-style-name="P3" draw:layer="layout" svg:x1="20.165cm" svg:y1="23.902cm" svg:x2="19.167cm" svg:y2="23.902cm">
          <text:p/>
        </draw:line>
        <draw:polygon draw:style-name="gr2" draw:text-style-name="P2" draw:layer="layout" svg:width="0.997cm" svg:height="0cm" svg:x="20.562cm" svg:y="25.495cm" svg:viewBox="0 0 998 0" draw:points="998,0 0,0">
          <text:p/>
        </draw:polygon>
        <draw:line draw:style-name="gr3" draw:text-style-name="P3" draw:layer="layout" svg:x1="21.56cm" svg:y1="25.495cm" svg:x2="20.562cm" svg:y2="25.495cm">
          <text:p/>
        </draw:line>
        <draw:polygon draw:style-name="gr2" draw:text-style-name="P2" draw:layer="layout" svg:width="0.997cm" svg:height="0cm" svg:x="21.957cm" svg:y="26.828cm" svg:viewBox="0 0 998 0" draw:points="998,0 0,0">
          <text:p/>
        </draw:polygon>
        <draw:line draw:style-name="gr3" draw:text-style-name="P3" draw:layer="layout" svg:x1="22.955cm" svg:y1="26.828cm" svg:x2="21.957cm" svg:y2="26.828cm">
          <text:p/>
        </draw:line>
        <draw:polygon draw:style-name="gr2" draw:text-style-name="P2" draw:layer="layout" svg:width="0.997cm" svg:height="0cm" svg:x="23.352cm" svg:y="25.986cm" svg:viewBox="0 0 998 0" draw:points="998,0 0,0">
          <text:p/>
        </draw:polygon>
        <draw:line draw:style-name="gr3" draw:text-style-name="P3" draw:layer="layout" svg:x1="24.35cm" svg:y1="25.986cm" svg:x2="23.352cm" svg:y2="25.986cm">
          <text:p/>
        </draw:line>
        <draw:polygon draw:style-name="gr2" draw:text-style-name="P2" draw:layer="layout" svg:width="0.997cm" svg:height="0cm" svg:x="24.747cm" svg:y="26.56cm" svg:viewBox="0 0 998 0" draw:points="998,0 0,0">
          <text:p/>
        </draw:polygon>
        <draw:line draw:style-name="gr3" draw:text-style-name="P3" draw:layer="layout" svg:x1="25.745cm" svg:y1="26.56cm" svg:x2="24.747cm" svg:y2="26.56cm">
          <text:p/>
        </draw:line>
        <draw:polygon draw:style-name="gr2" draw:text-style-name="P2" draw:layer="layout" svg:width="0.997cm" svg:height="0cm" svg:x="26.142cm" svg:y="26.645cm" svg:viewBox="0 0 998 0" draw:points="998,0 0,0">
          <text:p/>
        </draw:polygon>
        <draw:line draw:style-name="gr3" draw:text-style-name="P3" draw:layer="layout" svg:x1="27.14cm" svg:y1="26.645cm" svg:x2="26.142cm" svg:y2="26.645cm">
          <text:p/>
        </draw:line>
        <draw:polygon draw:style-name="gr2" draw:text-style-name="P2" draw:layer="layout" svg:width="0.997cm" svg:height="0cm" svg:x="27.537cm" svg:y="26.152cm" svg:viewBox="0 0 998 0" draw:points="998,0 0,0">
          <text:p/>
        </draw:polygon>
        <draw:line draw:style-name="gr3" draw:text-style-name="P3" draw:layer="layout" svg:x1="28.535cm" svg:y1="26.152cm" svg:x2="27.537cm" svg:y2="26.152cm">
          <text:p/>
        </draw:line>
        <draw:polygon draw:style-name="gr2" draw:text-style-name="P2" draw:layer="layout" svg:width="0.997cm" svg:height="0cm" svg:x="28.932cm" svg:y="26.803cm" svg:viewBox="0 0 998 0" draw:points="998,0 0,0">
          <text:p/>
        </draw:polygon>
        <draw:line draw:style-name="gr3" draw:text-style-name="P3" draw:layer="layout" svg:x1="29.93cm" svg:y1="26.803cm" svg:x2="28.932cm" svg:y2="26.803cm">
          <text:p/>
        </draw:line>
        <draw:polygon draw:style-name="gr2" draw:text-style-name="P2" draw:layer="layout" svg:width="0.997cm" svg:height="0cm" svg:x="30.327cm" svg:y="26.57cm" svg:viewBox="0 0 998 0" draw:points="998,0 0,0">
          <text:p/>
        </draw:polygon>
        <draw:line draw:style-name="gr3" draw:text-style-name="P3" draw:layer="layout" svg:x1="31.325cm" svg:y1="26.57cm" svg:x2="30.327cm" svg:y2="26.57cm">
          <text:p/>
        </draw:line>
        <draw:polygon draw:style-name="gr2" draw:text-style-name="P2" draw:layer="layout" svg:width="0.997cm" svg:height="0cm" svg:x="31.722cm" svg:y="26.926cm" svg:viewBox="0 0 998 0" draw:points="998,0 0,0">
          <text:p/>
        </draw:polygon>
        <draw:line draw:style-name="gr3" draw:text-style-name="P3" draw:layer="layout" svg:x1="32.72cm" svg:y1="26.926cm" svg:x2="31.722cm" svg:y2="26.926cm">
          <text:p/>
        </draw:line>
        <draw:polygon draw:style-name="gr2" draw:text-style-name="P2" draw:layer="layout" svg:width="0.997cm" svg:height="0cm" svg:x="33.117cm" svg:y="26.61cm" svg:viewBox="0 0 998 0" draw:points="998,0 0,0">
          <text:p/>
        </draw:polygon>
        <draw:line draw:style-name="gr3" draw:text-style-name="P3" draw:layer="layout" svg:x1="34.115cm" svg:y1="26.61cm" svg:x2="33.117cm" svg:y2="26.61cm">
          <text:p/>
        </draw:line>
        <draw:polygon draw:style-name="gr2" draw:text-style-name="P2" draw:layer="layout" svg:width="0.997cm" svg:height="0cm" svg:x="34.512cm" svg:y="26.894cm" svg:viewBox="0 0 998 0" draw:points="998,0 0,0">
          <text:p/>
        </draw:polygon>
        <draw:line draw:style-name="gr3" draw:text-style-name="P3" draw:layer="layout" svg:x1="35.51cm" svg:y1="26.894cm" svg:x2="34.512cm" svg:y2="26.894cm">
          <text:p/>
        </draw:line>
        <draw:polygon draw:style-name="gr2" draw:text-style-name="P2" draw:layer="layout" svg:width="0.997cm" svg:height="0cm" svg:x="35.907cm" svg:y="26.935cm" svg:viewBox="0 0 998 0" draw:points="998,0 0,0">
          <text:p/>
        </draw:polygon>
        <draw:line draw:style-name="gr3" draw:text-style-name="P3" draw:layer="layout" svg:x1="36.905cm" svg:y1="26.935cm" svg:x2="35.907cm" svg:y2="26.935cm">
          <text:p/>
        </draw:line>
        <draw:polygon draw:style-name="gr4" draw:text-style-name="P4" draw:layer="layout" svg:width="0cm" svg:height="0.123cm" svg:x="2.926cm" svg:y="27.055cm" svg:viewBox="0 0 0 124" draw:points="0,0 0,124">
          <text:p/>
        </draw:polygon>
        <draw:line draw:style-name="gr5" draw:text-style-name="P3" draw:layer="layout" svg:x1="2.926cm" svg:y1="27.055cm" svg:x2="2.926cm" svg:y2="27.179cm">
          <text:p/>
        </draw:line>
        <draw:polygon draw:style-name="gr4" draw:text-style-name="P4" draw:layer="layout" svg:width="0cm" svg:height="0.123cm" svg:x="4.321cm" svg:y="27.055cm" svg:viewBox="0 0 0 124" draw:points="0,0 0,124">
          <text:p/>
        </draw:polygon>
        <draw:line draw:style-name="gr5" draw:text-style-name="P3" draw:layer="layout" svg:x1="4.321cm" svg:y1="27.055cm" svg:x2="4.321cm" svg:y2="27.179cm">
          <text:p/>
        </draw:line>
        <draw:frame draw:style-name="gr10" draw:text-style-name="P7" draw:layer="layout" svg:width="8.113cm" svg:height="0.975cm" draw:transform="rotate (1.5707963267949) translate (2.352cm 35.434cm)">
          <draw:text-box>
            <text:p text:style-name="P5"><text:span text:style-name="T2">person native language</text:span></text:p>
          </draw:text-box>
        </draw:frame>
        <draw:polygon draw:style-name="gr4" draw:text-style-name="P4" draw:layer="layout" svg:width="0cm" svg:height="0.123cm" svg:x="5.716cm" svg:y="27.055cm" svg:viewBox="0 0 0 124" draw:points="0,0 0,124">
          <text:p/>
        </draw:polygon>
        <draw:line draw:style-name="gr5" draw:text-style-name="P3" draw:layer="layout" svg:x1="5.716cm" svg:y1="27.055cm" svg:x2="5.716cm" svg:y2="27.179cm">
          <text:p/>
        </draw:line>
        <draw:frame draw:style-name="gr10" draw:text-style-name="P7" draw:layer="layout" svg:width="7.923cm" svg:height="0.975cm" draw:transform="rotate (1.5707963267949) translate (3.747cm 35.239cm)">
          <draw:text-box>
            <text:p text:style-name="P5"><text:span text:style-name="T2">landmark on continent</text:span></text:p>
          </draw:text-box>
        </draw:frame>
        <draw:polygon draw:style-name="gr4" draw:text-style-name="P4" draw:layer="layout" svg:width="0cm" svg:height="0.123cm" svg:x="7.111cm" svg:y="27.055cm" svg:viewBox="0 0 0 124" draw:points="0,0 0,124">
          <text:p/>
        </draw:polygon>
        <draw:line draw:style-name="gr5" draw:text-style-name="P3" draw:layer="layout" svg:x1="7.111cm" svg:y1="27.055cm" svg:x2="7.111cm" svg:y2="27.179cm">
          <text:p/>
        </draw:line>
        <draw:frame draw:style-name="gr10" draw:text-style-name="P7" draw:layer="layout" svg:width="6.085cm" svg:height="0.975cm" draw:transform="rotate (1.5707963267949) translate (5.142cm 33.401cm)">
          <draw:text-box>
            <text:p text:style-name="P5"><text:span text:style-name="T2">country language</text:span></text:p>
          </draw:text-box>
        </draw:frame>
        <draw:polygon draw:style-name="gr4" draw:text-style-name="P4" draw:layer="layout" svg:width="0cm" svg:height="0.123cm" svg:x="8.506cm" svg:y="27.055cm" svg:viewBox="0 0 0 124" draw:points="0,0 0,124">
          <text:p/>
        </draw:polygon>
        <draw:line draw:style-name="gr5" draw:text-style-name="P3" draw:layer="layout" svg:x1="8.506cm" svg:y1="27.055cm" svg:x2="8.506cm" svg:y2="27.179cm">
          <text:p/>
        </draw:line>
        <draw:frame draw:style-name="gr10" draw:text-style-name="P7" draw:layer="layout" svg:width="6.797cm" svg:height="0.975cm" draw:transform="rotate (1.5707963267949) translate (6.537cm 34.112cm)">
          <draw:text-box>
            <text:p text:style-name="P5"><text:span text:style-name="T2">country capital city</text:span></text:p>
          </draw:text-box>
        </draw:frame>
        <draw:polygon draw:style-name="gr4" draw:text-style-name="P4" draw:layer="layout" svg:width="0cm" svg:height="0.123cm" svg:x="9.901cm" svg:y="27.055cm" svg:viewBox="0 0 0 124" draw:points="0,0 0,124">
          <text:p/>
        </draw:polygon>
        <draw:line draw:style-name="gr5" draw:text-style-name="P3" draw:layer="layout" svg:x1="9.901cm" svg:y1="27.055cm" svg:x2="9.901cm" svg:y2="27.179cm">
          <text:p/>
        </draw:line>
        <draw:frame draw:style-name="gr10" draw:text-style-name="P7" draw:layer="layout" svg:width="6.09cm" svg:height="0.975cm" draw:transform="rotate (1.5707963267949) translate (7.932cm 33.403cm)">
          <draw:text-box>
            <text:p text:style-name="P5"><text:span text:style-name="T2">person university</text:span></text:p>
          </draw:text-box>
        </draw:frame>
        <draw:polygon draw:style-name="gr4" draw:text-style-name="P4" draw:layer="layout" svg:width="0cm" svg:height="0.123cm" svg:x="11.296cm" svg:y="27.055cm" svg:viewBox="0 0 0 124" draw:points="0,0 0,124">
          <text:p/>
        </draw:polygon>
        <draw:line draw:style-name="gr5" draw:text-style-name="P3" draw:layer="layout" svg:x1="11.296cm" svg:y1="27.055cm" svg:x2="11.296cm" svg:y2="27.179cm">
          <text:p/>
        </draw:line>
        <draw:frame draw:style-name="gr10" draw:text-style-name="P7" draw:layer="layout" svg:width="5.234cm" svg:height="0.975cm" draw:transform="rotate (1.5707963267949) translate (9.327cm 32.546cm)">
          <draw:text-box>
            <text:p text:style-name="P5"><text:span text:style-name="T2">plays pro sport</text:span></text:p>
          </draw:text-box>
        </draw:frame>
        <draw:polygon draw:style-name="gr4" draw:text-style-name="P4" draw:layer="layout" svg:width="0cm" svg:height="0.123cm" svg:x="12.691cm" svg:y="27.055cm" svg:viewBox="0 0 0 124" draw:points="0,0 0,124">
          <text:p/>
        </draw:polygon>
        <draw:line draw:style-name="gr5" draw:text-style-name="P3" draw:layer="layout" svg:x1="12.691cm" svg:y1="27.055cm" svg:x2="12.691cm" svg:y2="27.179cm">
          <text:p/>
        </draw:line>
        <draw:frame draw:style-name="gr10" draw:text-style-name="P7" draw:layer="layout" svg:width="6.797cm" svg:height="0.975cm" draw:transform="rotate (1.5707963267949) translate (10.722cm 34.095cm)">
          <draw:text-box>
            <text:p text:style-name="P5"><text:span text:style-name="T2">country largest city</text:span></text:p>
          </draw:text-box>
        </draw:frame>
        <draw:polygon draw:style-name="gr4" draw:text-style-name="P4" draw:layer="layout" svg:width="0cm" svg:height="0.123cm" svg:x="14.086cm" svg:y="27.055cm" svg:viewBox="0 0 0 124" draw:points="0,0 0,124">
          <text:p/>
        </draw:polygon>
        <draw:line draw:style-name="gr5" draw:text-style-name="P3" draw:layer="layout" svg:x1="14.086cm" svg:y1="27.055cm" svg:x2="14.086cm" svg:y2="27.179cm">
          <text:p/>
        </draw:line>
        <draw:frame draw:style-name="gr10" draw:text-style-name="P7" draw:layer="layout" svg:width="9.286cm" svg:height="0.975cm" draw:transform="rotate (1.5707963267949) translate (12.117cm 36.61cm)">
          <draw:text-box>
            <text:p text:style-name="P5"><text:span text:style-name="T2">person lead singer of band</text:span></text:p>
          </draw:text-box>
        </draw:frame>
        <draw:polygon draw:style-name="gr4" draw:text-style-name="P4" draw:layer="layout" svg:width="0cm" svg:height="0.123cm" svg:x="15.481cm" svg:y="27.055cm" svg:viewBox="0 0 0 124" draw:points="0,0 0,124">
          <text:p/>
        </draw:polygon>
        <draw:line draw:style-name="gr5" draw:text-style-name="P3" draw:layer="layout" svg:x1="15.481cm" svg:y1="27.055cm" svg:x2="15.481cm" svg:y2="27.179cm">
          <text:p/>
        </draw:line>
        <draw:frame draw:style-name="gr10" draw:text-style-name="P7" draw:layer="layout" svg:width="6.428cm" svg:height="0.975cm" draw:transform="rotate (1.5707963267949) translate (13.512cm 33.744cm)">
          <draw:text-box>
            <text:p text:style-name="P5"><text:span text:style-name="T2">person occupation</text:span></text:p>
          </draw:text-box>
        </draw:frame>
        <draw:polygon draw:style-name="gr4" draw:text-style-name="P4" draw:layer="layout" svg:width="0cm" svg:height="0.123cm" svg:x="16.876cm" svg:y="27.055cm" svg:viewBox="0 0 0 124" draw:points="0,0 0,124">
          <text:p/>
        </draw:polygon>
        <draw:line draw:style-name="gr5" draw:text-style-name="P3" draw:layer="layout" svg:x1="16.876cm" svg:y1="27.055cm" svg:x2="16.876cm" svg:y2="27.179cm">
          <text:p/>
        </draw:line>
        <draw:frame draw:style-name="gr10" draw:text-style-name="P7" draw:layer="layout" svg:width="7.389cm" svg:height="0.975cm" draw:transform="rotate (1.5707963267949) translate (14.907cm 34.703cm)">
          <draw:text-box>
            <text:p text:style-name="P5"><text:span text:style-name="T2">person sport position</text:span></text:p>
          </draw:text-box>
        </draw:frame>
        <draw:polygon draw:style-name="gr4" draw:text-style-name="P4" draw:layer="layout" svg:width="0cm" svg:height="0.123cm" svg:x="18.271cm" svg:y="27.055cm" svg:viewBox="0 0 0 124" draw:points="0,0 0,124">
          <text:p/>
        </draw:polygon>
        <draw:line draw:style-name="gr5" draw:text-style-name="P3" draw:layer="layout" svg:x1="18.271cm" svg:y1="27.055cm" svg:x2="18.271cm" svg:y2="27.179cm">
          <text:p/>
        </draw:line>
        <draw:frame draw:style-name="gr10" draw:text-style-name="P7" draw:layer="layout" svg:width="5.137cm" svg:height="0.975cm" draw:transform="rotate (1.5707963267949) translate (16.302cm 32.447cm)">
          <draw:text-box>
            <text:p text:style-name="P5"><text:span text:style-name="T2">city in country</text:span></text:p>
          </draw:text-box>
        </draw:frame>
        <draw:polygon draw:style-name="gr4" draw:text-style-name="P4" draw:layer="layout" svg:width="0cm" svg:height="0.123cm" svg:x="19.666cm" svg:y="27.055cm" svg:viewBox="0 0 0 124" draw:points="0,0 0,124">
          <text:p/>
        </draw:polygon>
        <draw:line draw:style-name="gr5" draw:text-style-name="P3" draw:layer="layout" svg:x1="19.666cm" svg:y1="27.055cm" svg:x2="19.666cm" svg:y2="27.179cm">
          <text:p/>
        </draw:line>
        <draw:frame draw:style-name="gr10" draw:text-style-name="P7" draw:layer="layout" svg:width="8.414cm" svg:height="0.975cm" draw:transform="rotate (1.5707963267949) translate (17.697cm 35.731cm)">
          <draw:text-box>
            <text:p text:style-name="P5"><text:span text:style-name="T2">person plays instrument</text:span></text:p>
          </draw:text-box>
        </draw:frame>
        <draw:polygon draw:style-name="gr4" draw:text-style-name="P4" draw:layer="layout" svg:width="0cm" svg:height="0.123cm" svg:x="21.061cm" svg:y="27.055cm" svg:viewBox="0 0 0 124" draw:points="0,0 0,124">
          <text:p/>
        </draw:polygon>
        <draw:line draw:style-name="gr5" draw:text-style-name="P3" draw:layer="layout" svg:x1="21.061cm" svg:y1="27.055cm" svg:x2="21.061cm" svg:y2="27.179cm">
          <text:p/>
        </draw:line>
        <draw:frame draw:style-name="gr10" draw:text-style-name="P7" draw:layer="layout" svg:width="6.843cm" svg:height="0.975cm" draw:transform="rotate (1.5707963267949) translate (19.092cm 34.161cm)">
          <draw:text-box>
            <text:p text:style-name="P5"><text:span text:style-name="T2">president birth year</text:span></text:p>
          </draw:text-box>
        </draw:frame>
        <draw:polygon draw:style-name="gr4" draw:text-style-name="P4" draw:layer="layout" svg:width="0cm" svg:height="0.123cm" svg:x="22.456cm" svg:y="27.055cm" svg:viewBox="0 0 0 124" draw:points="0,0 0,124">
          <text:p/>
        </draw:polygon>
        <draw:line draw:style-name="gr5" draw:text-style-name="P3" draw:layer="layout" svg:x1="22.456cm" svg:y1="27.055cm" svg:x2="22.456cm" svg:y2="27.179cm">
          <text:p/>
        </draw:line>
        <draw:frame draw:style-name="gr10" draw:text-style-name="P7" draw:layer="layout" svg:width="7.237cm" svg:height="0.975cm" draw:transform="rotate (1.5707963267949) translate (20.487cm 34.553cm)">
          <draw:text-box>
            <text:p text:style-name="P5"><text:span text:style-name="T2">product by company</text:span></text:p>
          </draw:text-box>
        </draw:frame>
        <draw:polygon draw:style-name="gr4" draw:text-style-name="P4" draw:layer="layout" svg:width="0cm" svg:height="0.123cm" svg:x="23.851cm" svg:y="27.055cm" svg:viewBox="0 0 0 124" draw:points="0,0 0,124">
          <text:p/>
        </draw:polygon>
        <draw:line draw:style-name="gr5" draw:text-style-name="P3" draw:layer="layout" svg:x1="23.851cm" svg:y1="27.055cm" svg:x2="23.851cm" svg:y2="27.179cm">
          <text:p/>
        </draw:line>
        <draw:frame draw:style-name="gr10" draw:text-style-name="P7" draw:layer="layout" svg:width="6.035cm" svg:height="0.975cm" draw:transform="rotate (1.5707963267949) translate (21.882cm 33.352cm)">
          <draw:text-box>
            <text:p text:style-name="P5"><text:span text:style-name="T2">superhero person</text:span></text:p>
          </draw:text-box>
        </draw:frame>
        <draw:polygon draw:style-name="gr4" draw:text-style-name="P4" draw:layer="layout" svg:width="0cm" svg:height="0.123cm" svg:x="25.246cm" svg:y="27.055cm" svg:viewBox="0 0 0 124" draw:points="0,0 0,124">
          <text:p/>
        </draw:polygon>
        <draw:line draw:style-name="gr5" draw:text-style-name="P3" draw:layer="layout" svg:x1="25.246cm" svg:y1="27.055cm" svg:x2="25.246cm" svg:y2="27.179cm">
          <text:p/>
        </draw:line>
        <draw:frame draw:style-name="gr10" draw:text-style-name="P7" draw:layer="layout" svg:width="5.984cm" svg:height="0.975cm" draw:transform="rotate (1.5707963267949) translate (23.276cm 33.302cm)">
          <draw:text-box>
            <text:p text:style-name="P5"><text:span text:style-name="T2">country currency</text:span></text:p>
          </draw:text-box>
        </draw:frame>
        <draw:polygon draw:style-name="gr4" draw:text-style-name="P4" draw:layer="layout" svg:width="0cm" svg:height="0.123cm" svg:x="26.641cm" svg:y="27.055cm" svg:viewBox="0 0 0 124" draw:points="0,0 0,124">
          <text:p/>
        </draw:polygon>
        <draw:line draw:style-name="gr5" draw:text-style-name="P3" draw:layer="layout" svg:x1="26.641cm" svg:y1="27.055cm" svg:x2="26.641cm" svg:y2="27.179cm">
          <text:p/>
        </draw:line>
        <draw:frame draw:style-name="gr10" draw:text-style-name="P7" draw:layer="layout" svg:width="6.454cm" svg:height="0.975cm" draw:transform="rotate (1.5707963267949) translate (24.672cm 33.77cm)">
          <draw:text-box>
            <text:p text:style-name="P5"><text:span text:style-name="T2">food from country</text:span></text:p>
          </draw:text-box>
        </draw:frame>
        <draw:polygon draw:style-name="gr4" draw:text-style-name="P4" draw:layer="layout" svg:width="0cm" svg:height="0.123cm" svg:x="28.036cm" svg:y="27.055cm" svg:viewBox="0 0 0 124" draw:points="0,0 0,124">
          <text:p/>
        </draw:polygon>
        <draw:line draw:style-name="gr5" draw:text-style-name="P3" draw:layer="layout" svg:x1="28.036cm" svg:y1="27.055cm" svg:x2="28.036cm" svg:y2="27.179cm">
          <text:p/>
        </draw:line>
        <draw:frame draw:style-name="gr10" draw:text-style-name="P7" draw:layer="layout" svg:width="4.328cm" svg:height="0.975cm" draw:transform="rotate (1.5707963267949) translate (26.067cm 31.638cm)">
          <draw:text-box>
            <text:p text:style-name="P5"><text:span text:style-name="T2">company hq</text:span></text:p>
          </draw:text-box>
        </draw:frame>
        <draw:polygon draw:style-name="gr4" draw:text-style-name="P4" draw:layer="layout" svg:width="0cm" svg:height="0.123cm" svg:x="29.431cm" svg:y="27.055cm" svg:viewBox="0 0 0 124" draw:points="0,0 0,124">
          <text:p/>
        </draw:polygon>
        <draw:line draw:style-name="gr5" draw:text-style-name="P3" draw:layer="layout" svg:x1="29.431cm" svg:y1="27.055cm" svg:x2="29.431cm" svg:y2="27.179cm">
          <text:p/>
        </draw:line>
        <draw:frame draw:style-name="gr10" draw:text-style-name="P7" draw:layer="layout" svg:width="8.117cm" svg:height="0.975cm" draw:transform="rotate (1.5707963267949) translate (27.462cm 35.435cm)">
          <draw:text-box>
            <text:p text:style-name="P5"><text:span text:style-name="T2">star constellation name</text:span></text:p>
          </draw:text-box>
        </draw:frame>
        <draw:polygon draw:style-name="gr4" draw:text-style-name="P4" draw:layer="layout" svg:width="0cm" svg:height="0.123cm" svg:x="30.826cm" svg:y="27.055cm" svg:viewBox="0 0 0 124" draw:points="0,0 0,124">
          <text:p/>
        </draw:polygon>
        <draw:line draw:style-name="gr5" draw:text-style-name="P3" draw:layer="layout" svg:x1="30.826cm" svg:y1="27.055cm" svg:x2="30.826cm" svg:y2="27.179cm">
          <text:p/>
        </draw:line>
        <draw:frame draw:style-name="gr10" draw:text-style-name="P7" draw:layer="layout" svg:width="8.037cm" svg:height="0.975cm" draw:transform="rotate (1.5707963267949) translate (28.857cm 35.36cm)">
          <draw:text-box>
            <text:p text:style-name="P5"><text:span text:style-name="T2">superhero archnemesis</text:span></text:p>
          </draw:text-box>
        </draw:frame>
        <draw:polygon draw:style-name="gr4" draw:text-style-name="P4" draw:layer="layout" svg:width="0cm" svg:height="0.123cm" svg:x="32.221cm" svg:y="27.055cm" svg:viewBox="0 0 0 124" draw:points="0,0 0,124">
          <text:p/>
        </draw:polygon>
        <draw:line draw:style-name="gr5" draw:text-style-name="P3" draw:layer="layout" svg:x1="32.221cm" svg:y1="27.055cm" svg:x2="32.221cm" svg:y2="27.179cm">
          <text:p/>
        </draw:line>
        <draw:frame draw:style-name="gr10" draw:text-style-name="P7" draw:layer="layout" svg:width="6.826cm" svg:height="0.975cm" draw:transform="rotate (1.5707963267949) translate (30.252cm 34.138cm)">
          <draw:text-box>
            <text:p text:style-name="P5"><text:span text:style-name="T2">pokemon evolution</text:span></text:p>
          </draw:text-box>
        </draw:frame>
        <draw:polygon draw:style-name="gr4" draw:text-style-name="P4" draw:layer="layout" svg:width="0cm" svg:height="0.123cm" svg:x="33.616cm" svg:y="27.055cm" svg:viewBox="0 0 0 124" draw:points="0,0 0,124">
          <text:p/>
        </draw:polygon>
        <draw:line draw:style-name="gr5" draw:text-style-name="P3" draw:layer="layout" svg:x1="33.616cm" svg:y1="27.055cm" svg:x2="33.616cm" svg:y2="27.179cm">
          <text:p/>
        </draw:line>
        <draw:frame draw:style-name="gr10" draw:text-style-name="P7" draw:layer="layout" svg:width="4.616cm" svg:height="0.975cm" draw:transform="rotate (1.5707963267949) translate (31.647cm 31.931cm)">
          <draw:text-box>
            <text:p text:style-name="P5"><text:span text:style-name="T2">person father</text:span></text:p>
          </draw:text-box>
        </draw:frame>
        <draw:polygon draw:style-name="gr4" draw:text-style-name="P4" draw:layer="layout" svg:width="0cm" svg:height="0.123cm" svg:x="35.011cm" svg:y="27.055cm" svg:viewBox="0 0 0 124" draw:points="0,0 0,124">
          <text:p/>
        </draw:polygon>
        <draw:line draw:style-name="gr5" draw:text-style-name="P3" draw:layer="layout" svg:x1="35.011cm" svg:y1="27.055cm" svg:x2="35.011cm" svg:y2="27.179cm">
          <text:p/>
        </draw:line>
        <draw:frame draw:style-name="gr10" draw:text-style-name="P7" draw:layer="layout" svg:width="7.139cm" svg:height="0.975cm" draw:transform="rotate (1.5707963267949) translate (33.042cm 34.455cm)">
          <draw:text-box>
            <text:p text:style-name="P5"><text:span text:style-name="T2">landmark in country</text:span></text:p>
          </draw:text-box>
        </draw:frame>
        <draw:polygon draw:style-name="gr4" draw:text-style-name="P4" draw:layer="layout" svg:width="0cm" svg:height="0.123cm" svg:x="36.406cm" svg:y="27.055cm" svg:viewBox="0 0 0 124" draw:points="0,0 0,124">
          <text:p/>
        </draw:polygon>
        <draw:line draw:style-name="gr5" draw:text-style-name="P3" draw:layer="layout" svg:x1="36.406cm" svg:y1="27.055cm" svg:x2="36.406cm" svg:y2="27.179cm">
          <text:p/>
        </draw:line>
        <draw:frame draw:style-name="gr10" draw:text-style-name="P7" draw:layer="layout" svg:width="5.061cm" svg:height="0.975cm" draw:transform="rotate (1.5707963267949) translate (34.437cm 32.373cm)">
          <draw:text-box>
            <text:p text:style-name="P5"><text:span text:style-name="T2">person mother</text:span></text:p>
          </draw:text-box>
        </draw:frame>
        <draw:polygon draw:style-name="gr4" draw:text-style-name="P4" draw:layer="layout" svg:width="0.122cm" svg:height="0cm" svg:x="1.826cm" svg:y="27.055cm" svg:viewBox="0 0 123 0" draw:points="123,0 0,0">
          <text:p/>
        </draw:polygon>
        <draw:line draw:style-name="gr5" draw:text-style-name="P3" draw:layer="layout" svg:x1="1.949cm" svg:y1="27.055cm" svg:x2="1.826cm" svg:y2="27.055cm">
          <text:p/>
        </draw:line>
        <draw:frame draw:style-name="gr10" draw:text-style-name="P7" draw:layer="layout" svg:width="5.209cm" svg:height="0.975cm" draw:transform="rotate (1.5707963267949) translate (35.831cm 32.52cm)">
          <draw:text-box>
            <text:p text:style-name="P5"><text:span text:style-name="T2">company CEO</text:span></text:p>
          </draw:text-box>
        </draw:frame>
        <draw:polygon draw:style-name="gr4" draw:text-style-name="P4" draw:layer="layout" svg:width="0.122cm" svg:height="0cm" svg:x="1.826cm" svg:y="25.882cm" svg:viewBox="0 0 123 0" draw:points="123,0 0,0">
          <text:p/>
        </draw:polygon>
        <draw:line draw:style-name="gr5" draw:text-style-name="P3" draw:layer="layout" svg:x1="1.949cm" svg:y1="25.882cm" svg:x2="1.826cm" svg:y2="25.882cm">
          <text:p/>
        </draw:line>
        <draw:frame draw:style-name="gr6" draw:text-style-name="P6" draw:layer="layout" svg:width="0.798cm" svg:height="0.704cm" svg:x="0.909cm" svg:y="26.71cm">
          <draw:text-box>
            <text:p text:style-name="P5"><text:span text:style-name="T1">0.0</text:span></text:p>
          </draw:text-box>
        </draw:frame>
        <draw:polygon draw:style-name="gr4" draw:text-style-name="P4" draw:layer="layout" svg:width="0.122cm" svg:height="0cm" svg:x="1.826cm" svg:y="24.708cm" svg:viewBox="0 0 123 0" draw:points="123,0 0,0">
          <text:p/>
        </draw:polygon>
        <draw:line draw:style-name="gr5" draw:text-style-name="P3" draw:layer="layout" svg:x1="1.949cm" svg:y1="24.708cm" svg:x2="1.826cm" svg:y2="24.708cm">
          <text:p/>
        </draw:line>
        <draw:frame draw:style-name="gr6" draw:text-style-name="P6" draw:layer="layout" svg:width="0.798cm" svg:height="0.704cm" svg:x="0.909cm" svg:y="25.537cm">
          <draw:text-box>
            <text:p text:style-name="P5"><text:span text:style-name="T1">0.1</text:span></text:p>
          </draw:text-box>
        </draw:frame>
        <draw:polygon draw:style-name="gr4" draw:text-style-name="P4" draw:layer="layout" svg:width="0.122cm" svg:height="0cm" svg:x="1.826cm" svg:y="23.535cm" svg:viewBox="0 0 123 0" draw:points="123,0 0,0">
          <text:p/>
        </draw:polygon>
        <draw:line draw:style-name="gr5" draw:text-style-name="P3" draw:layer="layout" svg:x1="1.949cm" svg:y1="23.535cm" svg:x2="1.826cm" svg:y2="23.535cm">
          <text:p/>
        </draw:line>
        <draw:frame draw:style-name="gr6" draw:text-style-name="P6" draw:layer="layout" svg:width="0.798cm" svg:height="0.704cm" svg:x="0.909cm" svg:y="24.363cm">
          <draw:text-box>
            <text:p text:style-name="P5"><text:span text:style-name="T1">0.2</text:span></text:p>
          </draw:text-box>
        </draw:frame>
        <draw:polygon draw:style-name="gr4" draw:text-style-name="P4" draw:layer="layout" svg:width="0.122cm" svg:height="0cm" svg:x="1.826cm" svg:y="22.361cm" svg:viewBox="0 0 123 0" draw:points="123,0 0,0">
          <text:p/>
        </draw:polygon>
        <draw:line draw:style-name="gr5" draw:text-style-name="P3" draw:layer="layout" svg:x1="1.949cm" svg:y1="22.361cm" svg:x2="1.826cm" svg:y2="22.361cm">
          <text:p/>
        </draw:line>
        <draw:frame draw:style-name="gr6" draw:text-style-name="P6" draw:layer="layout" svg:width="0.798cm" svg:height="0.704cm" svg:x="0.909cm" svg:y="23.19cm">
          <draw:text-box>
            <text:p text:style-name="P5"><text:span text:style-name="T1">0.3</text:span></text:p>
          </draw:text-box>
        </draw:frame>
        <draw:polygon draw:style-name="gr4" draw:text-style-name="P4" draw:layer="layout" svg:width="0.122cm" svg:height="0cm" svg:x="1.826cm" svg:y="21.188cm" svg:viewBox="0 0 123 0" draw:points="123,0 0,0">
          <text:p/>
        </draw:polygon>
        <draw:line draw:style-name="gr5" draw:text-style-name="P3" draw:layer="layout" svg:x1="1.949cm" svg:y1="21.188cm" svg:x2="1.826cm" svg:y2="21.188cm">
          <text:p/>
        </draw:line>
        <draw:frame draw:style-name="gr6" draw:text-style-name="P6" draw:layer="layout" svg:width="0.798cm" svg:height="0.704cm" svg:x="0.909cm" svg:y="22.017cm">
          <draw:text-box>
            <text:p text:style-name="P5"><text:span text:style-name="T1">0.4</text:span></text:p>
          </draw:text-box>
        </draw:frame>
        <draw:polygon draw:style-name="gr4" draw:text-style-name="P4" draw:layer="layout" svg:width="0.122cm" svg:height="0cm" svg:x="1.826cm" svg:y="20.014cm" svg:viewBox="0 0 123 0" draw:points="123,0 0,0">
          <text:p/>
        </draw:polygon>
        <draw:line draw:style-name="gr5" draw:text-style-name="P3" draw:layer="layout" svg:x1="1.949cm" svg:y1="20.014cm" svg:x2="1.826cm" svg:y2="20.014cm">
          <text:p/>
        </draw:line>
        <draw:frame draw:style-name="gr6" draw:text-style-name="P6" draw:layer="layout" svg:width="0.798cm" svg:height="0.704cm" svg:x="0.909cm" svg:y="20.843cm">
          <draw:text-box>
            <text:p text:style-name="P5"><text:span text:style-name="T1">0.5</text:span></text:p>
          </draw:text-box>
        </draw:frame>
        <draw:polygon draw:style-name="gr4" draw:text-style-name="P4" draw:layer="layout" svg:width="0.122cm" svg:height="0cm" svg:x="1.826cm" svg:y="18.841cm" svg:viewBox="0 0 123 0" draw:points="123,0 0,0">
          <text:p/>
        </draw:polygon>
        <draw:line draw:style-name="gr5" draw:text-style-name="P3" draw:layer="layout" svg:x1="1.949cm" svg:y1="18.841cm" svg:x2="1.826cm" svg:y2="18.841cm">
          <text:p/>
        </draw:line>
        <draw:frame draw:style-name="gr6" draw:text-style-name="P6" draw:layer="layout" svg:width="0.798cm" svg:height="0.704cm" svg:x="0.909cm" svg:y="19.67cm">
          <draw:text-box>
            <text:p text:style-name="P5"><text:span text:style-name="T1">0.6</text:span></text:p>
          </draw:text-box>
        </draw:frame>
        <draw:polygon draw:style-name="gr4" draw:text-style-name="P4" draw:layer="layout" svg:width="0.122cm" svg:height="0cm" svg:x="1.826cm" svg:y="17.667cm" svg:viewBox="0 0 123 0" draw:points="123,0 0,0">
          <text:p/>
        </draw:polygon>
        <draw:line draw:style-name="gr5" draw:text-style-name="P3" draw:layer="layout" svg:x1="1.949cm" svg:y1="17.667cm" svg:x2="1.826cm" svg:y2="17.667cm">
          <text:p/>
        </draw:line>
        <draw:frame draw:style-name="gr6" draw:text-style-name="P6" draw:layer="layout" svg:width="0.798cm" svg:height="0.704cm" svg:x="0.909cm" svg:y="18.496cm">
          <draw:text-box>
            <text:p text:style-name="P5"><text:span text:style-name="T1">0.7</text:span></text:p>
          </draw:text-box>
        </draw:frame>
        <draw:polygon draw:style-name="gr4" draw:text-style-name="P4" draw:layer="layout" svg:width="0.122cm" svg:height="0cm" svg:x="1.826cm" svg:y="16.494cm" svg:viewBox="0 0 123 0" draw:points="123,0 0,0">
          <text:p/>
        </draw:polygon>
        <draw:line draw:style-name="gr5" draw:text-style-name="P3" draw:layer="layout" svg:x1="1.949cm" svg:y1="16.494cm" svg:x2="1.826cm" svg:y2="16.494cm">
          <text:p/>
        </draw:line>
        <draw:frame draw:style-name="gr6" draw:text-style-name="P6" draw:layer="layout" svg:width="0.798cm" svg:height="0.704cm" svg:x="0.909cm" svg:y="17.323cm">
          <draw:text-box>
            <text:p text:style-name="P5"><text:span text:style-name="T1">0.8</text:span></text:p>
          </draw:text-box>
        </draw:frame>
        <draw:polygon draw:style-name="gr4" draw:text-style-name="P4" draw:layer="layout" svg:width="0.122cm" svg:height="0cm" svg:x="1.826cm" svg:y="15.32cm" svg:viewBox="0 0 123 0" draw:points="123,0 0,0">
          <text:p/>
        </draw:polygon>
        <draw:line draw:style-name="gr5" draw:text-style-name="P3" draw:layer="layout" svg:x1="1.949cm" svg:y1="15.32cm" svg:x2="1.826cm" svg:y2="15.32cm">
          <text:p/>
        </draw:line>
        <draw:frame draw:style-name="gr6" draw:text-style-name="P6" draw:layer="layout" svg:width="0.798cm" svg:height="0.704cm" svg:x="0.909cm" svg:y="16.149cm">
          <draw:text-box>
            <text:p text:style-name="P5"><text:span text:style-name="T1">0.9</text:span></text:p>
          </draw:text-box>
        </draw:frame>
        <draw:frame draw:style-name="gr6" draw:text-style-name="P6" draw:layer="layout" svg:width="0.798cm" svg:height="0.704cm" svg:x="0.909cm" svg:y="14.976cm">
          <draw:text-box>
            <text:p text:style-name="P5"><text:span text:style-name="T1">1.0</text:span></text:p>
          </draw:text-box>
        </draw:frame>
        <draw:line draw:style-name="gr7" draw:text-style-name="P3" draw:layer="layout" svg:x1="1.949cm" svg:y1="27.055cm" svg:x2="37.382cm" svg:y2="27.055cm">
          <text:p/>
        </draw:line>
        <draw:line draw:style-name="gr8" draw:text-style-name="P3" draw:layer="layout" svg:x1="1.949cm" svg:y1="25.882cm" svg:x2="37.382cm" svg:y2="25.882cm">
          <text:p/>
        </draw:line>
        <draw:line draw:style-name="gr8" draw:text-style-name="P3" draw:layer="layout" svg:x1="1.949cm" svg:y1="24.708cm" svg:x2="37.382cm" svg:y2="24.708cm">
          <text:p/>
        </draw:line>
        <draw:line draw:style-name="gr8" draw:text-style-name="P3" draw:layer="layout" svg:x1="1.949cm" svg:y1="23.535cm" svg:x2="37.382cm" svg:y2="23.535cm">
          <text:p/>
        </draw:line>
        <draw:line draw:style-name="gr8" draw:text-style-name="P3" draw:layer="layout" svg:x1="1.949cm" svg:y1="22.361cm" svg:x2="37.382cm" svg:y2="22.361cm">
          <text:p/>
        </draw:line>
        <draw:line draw:style-name="gr8" draw:text-style-name="P3" draw:layer="layout" svg:x1="1.949cm" svg:y1="21.188cm" svg:x2="37.382cm" svg:y2="21.188cm">
          <text:p/>
        </draw:line>
        <draw:line draw:style-name="gr8" draw:text-style-name="P3" draw:layer="layout" svg:x1="1.949cm" svg:y1="20.014cm" svg:x2="37.382cm" svg:y2="20.014cm">
          <text:p/>
        </draw:line>
        <draw:line draw:style-name="gr8" draw:text-style-name="P3" draw:layer="layout" svg:x1="1.949cm" svg:y1="18.841cm" svg:x2="37.382cm" svg:y2="18.841cm">
          <text:p/>
        </draw:line>
        <draw:line draw:style-name="gr8" draw:text-style-name="P3" draw:layer="layout" svg:x1="1.949cm" svg:y1="17.667cm" svg:x2="37.382cm" svg:y2="17.667cm">
          <text:p/>
        </draw:line>
        <draw:line draw:style-name="gr8" draw:text-style-name="P3" draw:layer="layout" svg:x1="1.949cm" svg:y1="16.494cm" svg:x2="37.382cm" svg:y2="16.494cm">
          <text:p/>
        </draw:line>
        <draw:line draw:style-name="gr7" draw:text-style-name="P3" draw:layer="layout" svg:x1="1.949cm" svg:y1="15.32cm" svg:x2="37.382cm" svg:y2="15.32cm">
          <text:p/>
        </draw:line>
        <draw:line draw:style-name="gr9" draw:text-style-name="P3" draw:layer="layout" svg:x1="1.949cm" svg:y1="27.055cm" svg:x2="1.949cm" svg:y2="15.32cm">
          <text:p/>
        </draw:line>
        <draw:line draw:style-name="gr9" draw:text-style-name="P3" draw:layer="layout" svg:x1="37.382cm" svg:y1="27.055cm" svg:x2="37.382cm" svg:y2="15.32cm">
          <text:p/>
        </draw:line>
        <draw:line draw:style-name="gr9" draw:text-style-name="P3" draw:layer="layout" svg:x1="1.949cm" svg:y1="27.055cm" svg:x2="37.382cm" svg:y2="27.055cm">
          <text:p/>
        </draw:line>
        <draw:line draw:style-name="gr9" draw:text-style-name="P3" draw:layer="layout" svg:x1="1.949cm" svg:y1="15.32cm" svg:x2="37.382cm" svg:y2="15.32cm">
          <text:p/>
        </draw:line>
        <draw:frame draw:style-name="gr10" draw:text-style-name="P7" draw:layer="layout" svg:width="4.307cm" svg:height="0.975cm" draw:transform="rotate (1.5707963267949) translate (-0.206cm 23.345cm)">
          <draw:text-box>
            <text:p text:style-name="P5"><text:span text:style-name="T2">Faithfulness</text:span></text:p>
          </draw:text-box>
        </draw:frame>
        <draw:frame draw:style-name="gr11" draw:text-style-name="P8" draw:layer="layout" svg:width="21.385cm" svg:height="1.174cm" svg:x="8.967cm" svg:y="13.849cm">
          <draw:text-box>
            <text:p text:style-name="P5"><text:span text:style-name="T3">LRE faithfulness for factual relations in Pythia-3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7.465cm" fo:page-height="40.3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6T14:01:23.597959139</dc:date>
    <meta:editing-duration>PT8M44S</meta:editing-duration>
    <meta:editing-cycles>1</meta:editing-cycles>
    <meta:document-statistic meta:object-count="375"/>
    <meta:generator>LibreOffice/6.4.7.2$Linux_X86_64 LibreOffice_project/40$Build-2</meta:generator>
  </office:meta>
</office:document-meta>
</file>